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co2" style:family="table-column">
      <style:table-column-properties fo:break-before="auto" style:column-width="40.75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30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9651">
      <style:table-properties table:display="true" style:writing-mode="lr-tb"/>
    </style:style>
    <style:style style:name="ta2" style:family="table" style:master-page-name="PageStyle_5f_9175">
      <style:table-properties table:display="true" style:writing-mode="lr-tb"/>
    </style:style>
    <style:style style:name="ta3" style:family="table" style:master-page-name="PageStyle_5f_5127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6d9f1" style:rotation-align="none"/>
    </style:style>
    <style:style style:name="ce2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c3d69b" style:rotation-align="none"/>
    </style:style>
    <style:style style:name="ce5" style:family="table-cell" style:parent-style-name="Default">
      <style:table-cell-properties fo:background-color="#ffffff" style:rotation-align="none"/>
    </style:style>
    <style:style style:name="ce6" style:family="table-cell" style:parent-style-name="Default">
      <style:table-cell-properties fo:background-color="#c5d9f1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9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9651" table:style-name="ta1">
        <office:forms form:automatic-focus="false" form:apply-design-mode="false"/>
        <table:shapes>
          <draw:frame draw:z-index="0" draw:style-name="gr1" draw:text-style-name="P1" svg:width="160.02mm" svg:height="89.96mm" svg:x="30.41mm" svg:y="310.36mm">
            <draw:object draw:notify-on-update-of-ranges="'9651'.I52:'9651'.I60 '9651'.K52:'9651'.K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>
            <text:p>GS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GL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CAVS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CAVL</text:p>
          </table:table-cell>
          <table:table-cell office:value-type="string" calcext:value-type="string">
            <text:p>Piezo 3</text:p>
          </table:table-cell>
          <table:table-cell/>
          <table:table-cell table:style-name="ce6" office:value-type="string" calcext:value-type="string">
            <text:p>Cone</text:p>
          </table:table-cell>
          <table:table-cell table:style-name="ce3" office:value-type="string" calcext:value-type="string">
            <text:p>Piezo 3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number-columns-repeated="12"/>
          <table:table-cell table:style-name="ce3" table:number-columns-repeated="4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2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2" office:value-type="string" calcext:value-type="string">
            <text:p>Lb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9.83" calcext:value-type="float">
            <text:p>9,8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9.38" calcext:value-type="float">
            <text:p>9,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9.78" calcext:value-type="float">
            <text:p>9,7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.67" calcext:value-type="float">
            <text:p>8,6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.82" calcext:value-type="float">
            <text:p>7,8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12" calcext:value-type="float">
            <text:p>73,12</text:p>
          </table:table-cell>
          <table:table-cell office:value-type="float" office:value="8.7" calcext:value-type="float">
            <text:p>8,7</text:p>
          </table:table-cell>
          <table:table-cell office:value-type="float" office:value="60" calcext:value-type="float">
            <text:p>60</text:p>
          </table:table-cell>
          <table:table-cell office:value-type="float" office:value="73.12" calcext:value-type="float">
            <text:p>73,12</text:p>
          </table:table-cell>
          <table:table-cell office:value-type="float" office:value="8.25" calcext:value-type="float">
            <text:p>8,25</text:p>
          </table:table-cell>
          <table:table-cell office:value-type="float" office:value="60" calcext:value-type="float">
            <text:p>60</text:p>
          </table:table-cell>
          <table:table-cell office:value-type="float" office:value="73.12" calcext:value-type="float">
            <text:p>73,12</text:p>
          </table:table-cell>
          <table:table-cell office:value-type="float" office:value="8.6" calcext:value-type="float">
            <text:p>8,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7.5" calcext:value-type="float">
            <text:p>7,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3.12" calcext:value-type="float">
            <text:p>73,12</text:p>
          </table:table-cell>
          <table:table-cell table:style-name="ce7" office:value-type="float" office:value="6.68" calcext:value-type="float">
            <text:p>6,68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,7</text:p>
          </table:table-cell>
          <table:table-cell office:value-type="float" office:value="7.95" calcext:value-type="float">
            <text:p>7,95</text:p>
          </table:table-cell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,7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,7</text:p>
          </table:table-cell>
          <table:table-cell office:value-type="float" office:value="7.84" calcext:value-type="float">
            <text:p>7,8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6.73" calcext:value-type="float">
            <text:p>6,7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9.7" calcext:value-type="float">
            <text:p>99,7</text:p>
          </table:table-cell>
          <table:table-cell table:style-name="ce7" office:value-type="float" office:value="5.957" calcext:value-type="float">
            <text:p>5,957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7.45" calcext:value-type="float">
            <text:p>7,45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7.33" calcext:value-type="float">
            <text:p>7,3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6.23" calcext:value-type="float">
            <text:p>6,2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5.486" calcext:value-type="float">
            <text:p>5,48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6.54" calcext:value-type="float">
            <text:p>6,54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6.86" calcext:value-type="float">
            <text:p>6,8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5.77" calcext:value-type="float">
            <text:p>5,77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5.05" calcext:value-type="float">
            <text:p>5,05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6.66" calcext:value-type="float">
            <text:p>6,66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6.22" calcext:value-type="float">
            <text:p>6,22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6.51" calcext:value-type="float">
            <text:p>6,5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5.14" calcext:value-type="float">
            <text:p>5,14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4.49" calcext:value-type="float">
            <text:p>4,49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6.21" calcext:value-type="float">
            <text:p>6,21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5.65" calcext:value-type="float">
            <text:p>5,65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5.98" calcext:value-type="float">
            <text:p>5,98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4.756" calcext:value-type="float">
            <text:p>4,756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4.17" calcext:value-type="float">
            <text:p>4,1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5.92" calcext:value-type="float">
            <text:p>5,92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5.33" calcext:value-type="float">
            <text:p>5,33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5.66" calcext:value-type="float">
            <text:p>5,6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4.43" calcext:value-type="float">
            <text:p>4,4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3.906" calcext:value-type="float">
            <text:p>3,90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office:value-type="float" office:value="5.62" calcext:value-type="float">
            <text:p>5,62</text:p>
          </table:table-cell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office:value-type="float" office:value="4.99" calcext:value-type="float">
            <text:p>4,99</text:p>
          </table:table-cell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office:value-type="float" office:value="5.33" calcext:value-type="float">
            <text:p>5,33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4.11" calcext:value-type="float">
            <text:p>4,1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3.648" calcext:value-type="float">
            <text:p>3,64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.3" calcext:value-type="float">
            <text:p>4,3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.64" calcext:value-type="float">
            <text:p>4,64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3.51" calcext:value-type="float">
            <text:p>3,5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3.188" calcext:value-type="float">
            <text:p>3,18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7" calcext:value-type="float">
            <text:p>397</text:p>
          </table:table-cell>
          <table:table-cell office:value-type="float" office:value="4.44" calcext:value-type="float">
            <text:p>4,44</text:p>
          </table:table-cell>
          <table:table-cell office:value-type="float" office:value="300" calcext:value-type="float">
            <text:p>300</text:p>
          </table:table-cell>
          <table:table-cell office:value-type="float" office:value="397" calcext:value-type="float">
            <text:p>397</text:p>
          </table:table-cell>
          <table:table-cell office:value-type="float" office:value="3.7" calcext:value-type="float">
            <text:p>3,7</text:p>
          </table:table-cell>
          <table:table-cell office:value-type="float" office:value="300" calcext:value-type="float">
            <text:p>300</text:p>
          </table:table-cell>
          <table:table-cell office:value-type="float" office:value="397" calcext:value-type="float">
            <text:p>397</text:p>
          </table:table-cell>
          <table:table-cell office:value-type="float" office:value="4.02" calcext:value-type="float">
            <text:p>4,02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3.046" calcext:value-type="float">
            <text:p>3,046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3.828" calcext:value-type="float">
            <text:p>3,82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7" calcext:value-type="float">
            <text:p>467</text:p>
          </table:table-cell>
          <table:table-cell office:value-type="float" office:value="3.89" calcext:value-type="float">
            <text:p>3,89</text:p>
          </table:table-cell>
          <table:table-cell office:value-type="float" office:value="350" calcext:value-type="float">
            <text:p>350</text:p>
          </table:table-cell>
          <table:table-cell office:value-type="float" office:value="467" calcext:value-type="float">
            <text:p>467</text:p>
          </table:table-cell>
          <table:table-cell office:value-type="float" office:value="3.18" calcext:value-type="float">
            <text:p>3,18</text:p>
          </table:table-cell>
          <table:table-cell office:value-type="float" office:value="350" calcext:value-type="float">
            <text:p>350</text:p>
          </table:table-cell>
          <table:table-cell office:value-type="float" office:value="467" calcext:value-type="float">
            <text:p>467</text:p>
          </table:table-cell>
          <table:table-cell office:value-type="float" office:value="3.46" calcext:value-type="float">
            <text:p>3,46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2.686" calcext:value-type="float">
            <text:p>2,686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.54" calcext:value-type="float">
            <text:p>2,5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5" calcext:value-type="float">
            <text:p>545</text:p>
          </table:table-cell>
          <table:table-cell office:value-type="float" office:value="3.37" calcext:value-type="float">
            <text:p>3,37</text:p>
          </table:table-cell>
          <table:table-cell office:value-type="float" office:value="400" calcext:value-type="float">
            <text:p>400</text:p>
          </table:table-cell>
          <table:table-cell office:value-type="float" office:value="545" calcext:value-type="float">
            <text:p>545</text:p>
          </table:table-cell>
          <table:table-cell office:value-type="float" office:value="2.7" calcext:value-type="float">
            <text:p>2,7</text:p>
          </table:table-cell>
          <table:table-cell office:value-type="float" office:value="400" calcext:value-type="float">
            <text:p>400</text:p>
          </table:table-cell>
          <table:table-cell office:value-type="float" office:value="545" calcext:value-type="float">
            <text:p>545</text:p>
          </table:table-cell>
          <table:table-cell office:value-type="float" office:value="2.94" calcext:value-type="float">
            <text:p>2,9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2.41" calcext:value-type="float">
            <text:p>2,4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2.316" calcext:value-type="float">
            <text:p>2,31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55" calcext:value-type="float">
            <text:p>655</text:p>
          </table:table-cell>
          <table:table-cell office:value-type="float" office:value="2.79" calcext:value-type="float">
            <text:p>2,79</text:p>
          </table:table-cell>
          <table:table-cell office:value-type="float" office:value="450" calcext:value-type="float">
            <text:p>450</text:p>
          </table:table-cell>
          <table:table-cell office:value-type="float" office:value="655" calcext:value-type="float">
            <text:p>655</text:p>
          </table:table-cell>
          <table:table-cell table:style-name="ce4" office:value-type="float" office:value="2.22" calcext:value-type="float">
            <text:p>2,22</text:p>
          </table:table-cell>
          <table:table-cell office:value-type="float" office:value="450" calcext:value-type="float">
            <text:p>450</text:p>
          </table:table-cell>
          <table:table-cell office:value-type="float" office:value="655" calcext:value-type="float">
            <text:p>655</text:p>
          </table:table-cell>
          <table:table-cell office:value-type="float" office:value="2.38" calcext:value-type="float">
            <text:p>2,38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2.18" calcext:value-type="float">
            <text:p>2,18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.345" calcext:value-type="float">
            <text:p>2,34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95" calcext:value-type="float">
            <text:p>695</text:p>
          </table:table-cell>
          <table:table-cell office:value-type="float" office:value="2.53" calcext:value-type="float">
            <text:p>2,53</text:p>
          </table:table-cell>
          <table:table-cell office:value-type="float" office:value="500" calcext:value-type="float">
            <text:p>500</text:p>
          </table:table-cell>
          <table:table-cell office:value-type="float" office:value="695" calcext:value-type="float">
            <text:p>695</text:p>
          </table:table-cell>
          <table:table-cell office:value-type="float" office:value="2.08" calcext:value-type="float">
            <text:p>2,08</text:p>
          </table:table-cell>
          <table:table-cell office:value-type="float" office:value="500" calcext:value-type="float">
            <text:p>500</text:p>
          </table:table-cell>
          <table:table-cell office:value-type="float" office:value="695" calcext:value-type="float">
            <text:p>695</text:p>
          </table:table-cell>
          <table:table-cell office:value-type="float" office:value="2.23" calcext:value-type="float">
            <text:p>2,2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2.149" calcext:value-type="float">
            <text:p>2,14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2.25" calcext:value-type="float">
            <text:p>2,2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95" calcext:value-type="float">
            <text:p>795</text:p>
          </table:table-cell>
          <table:table-cell office:value-type="float" office:value="2.13" calcext:value-type="float">
            <text:p>2,13</text:p>
          </table:table-cell>
          <table:table-cell office:value-type="float" office:value="550" calcext:value-type="float">
            <text:p>550</text:p>
          </table:table-cell>
          <table:table-cell office:value-type="float" office:value="795" calcext:value-type="float">
            <text:p>795</text:p>
          </table:table-cell>
          <table:table-cell office:value-type="float" office:value="1.86" calcext:value-type="float">
            <text:p>1,86</text:p>
          </table:table-cell>
          <table:table-cell office:value-type="float" office:value="550" calcext:value-type="float">
            <text:p>550</text:p>
          </table:table-cell>
          <table:table-cell office:value-type="float" office:value="795" calcext:value-type="float">
            <text:p>795</text:p>
          </table:table-cell>
          <table:table-cell office:value-type="float" office:value="1.94" calcext:value-type="float">
            <text:p>1,94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2.3" calcext:value-type="float">
            <text:p>2,3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795" calcext:value-type="float">
            <text:p>795</text:p>
          </table:table-cell>
          <table:table-cell table:style-name="ce7" office:value-type="float" office:value="2.075" calcext:value-type="float">
            <text:p>2,07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2.05" calcext:value-type="float">
            <text:p>2,05</text:p>
          </table:table-cell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1.82" calcext:value-type="float">
            <text:p>1,82</text:p>
          </table:table-cell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1.89" calcext:value-type="float">
            <text:p>1,8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.224" calcext:value-type="float">
            <text:p>2,224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2.039" calcext:value-type="float">
            <text:p>2,03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65" calcext:value-type="float">
            <text:p>865</text:p>
          </table:table-cell>
          <table:table-cell office:value-type="float" office:value="1.91" calcext:value-type="float">
            <text:p>1,91</text:p>
          </table:table-cell>
          <table:table-cell office:value-type="float" office:value="650" calcext:value-type="float">
            <text:p>650</text:p>
          </table:table-cell>
          <table:table-cell office:value-type="float" office:value="865" calcext:value-type="float">
            <text:p>865</text:p>
          </table:table-cell>
          <table:table-cell office:value-type="float" office:value="1.78" calcext:value-type="float">
            <text:p>1,78</text:p>
          </table:table-cell>
          <table:table-cell office:value-type="float" office:value="650" calcext:value-type="float">
            <text:p>650</text:p>
          </table:table-cell>
          <table:table-cell office:value-type="float" office:value="865" calcext:value-type="float">
            <text:p>865</text:p>
          </table:table-cell>
          <table:table-cell office:value-type="float" office:value="1.82" calcext:value-type="float">
            <text:p>1,82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2.097" calcext:value-type="float">
            <text:p>2,097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1.98" calcext:value-type="float">
            <text:p>1,9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20" calcext:value-type="float">
            <text:p>920</text:p>
          </table:table-cell>
          <table:table-cell office:value-type="float" office:value="1.78" calcext:value-type="float">
            <text:p>1,78</text:p>
          </table:table-cell>
          <table:table-cell office:value-type="float" office:value="700" calcext:value-type="float">
            <text:p>700</text:p>
          </table:table-cell>
          <table:table-cell office:value-type="float" office:value="920" calcext:value-type="float">
            <text:p>920</text:p>
          </table:table-cell>
          <table:table-cell office:value-type="float" office:value="1.73" calcext:value-type="float">
            <text:p>1,73</text:p>
          </table:table-cell>
          <table:table-cell office:value-type="float" office:value="700" calcext:value-type="float">
            <text:p>700</text:p>
          </table:table-cell>
          <table:table-cell office:value-type="float" office:value="920" calcext:value-type="float">
            <text:p>920</text:p>
          </table:table-cell>
          <table:table-cell office:value-type="float" office:value="1.75" calcext:value-type="float">
            <text:p>1,75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1.965" calcext:value-type="float">
            <text:p>1,965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920" calcext:value-type="float">
            <text:p>920</text:p>
          </table:table-cell>
          <table:table-cell table:style-name="ce7" office:value-type="float" office:value="1.927" calcext:value-type="float">
            <text:p>1,92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85" calcext:value-type="float">
            <text:p>985</text:p>
          </table:table-cell>
          <table:table-cell office:value-type="float" office:value="1.67" calcext:value-type="float">
            <text:p>1,67</text:p>
          </table:table-cell>
          <table:table-cell office:value-type="float" office:value="750" calcext:value-type="float">
            <text:p>750</text:p>
          </table:table-cell>
          <table:table-cell office:value-type="float" office:value="985" calcext:value-type="float">
            <text:p>985</text:p>
          </table:table-cell>
          <table:table-cell office:value-type="float" office:value="1.73" calcext:value-type="float">
            <text:p>1,73</text:p>
          </table:table-cell>
          <table:table-cell office:value-type="float" office:value="750" calcext:value-type="float">
            <text:p>750</text:p>
          </table:table-cell>
          <table:table-cell office:value-type="float" office:value="985" calcext:value-type="float">
            <text:p>985</text:p>
          </table:table-cell>
          <table:table-cell office:value-type="float" office:value="1.71" calcext:value-type="float">
            <text:p>1,71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1.84" calcext:value-type="float">
            <text:p>1,84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985" calcext:value-type="float">
            <text:p>985</text:p>
          </table:table-cell>
          <table:table-cell table:style-name="ce7" office:value-type="float" office:value="1.865" calcext:value-type="float">
            <text:p>1,86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40" calcext:value-type="float">
            <text:p>1040</text:p>
          </table:table-cell>
          <table:table-cell office:value-type="float" office:value="1.59" calcext:value-type="float">
            <text:p>1,59</text:p>
          </table:table-cell>
          <table:table-cell office:value-type="float" office:value="800" calcext:value-type="float">
            <text:p>800</text:p>
          </table:table-cell>
          <table:table-cell office:value-type="float" office:value="1040" calcext:value-type="float">
            <text:p>1040</text:p>
          </table:table-cell>
          <table:table-cell office:value-type="float" office:value="1.73" calcext:value-type="float">
            <text:p>1,73</text:p>
          </table:table-cell>
          <table:table-cell office:value-type="float" office:value="800" calcext:value-type="float">
            <text:p>800</text:p>
          </table:table-cell>
          <table:table-cell office:value-type="float" office:value="1040" calcext:value-type="float">
            <text:p>1040</text:p>
          </table:table-cell>
          <table:table-cell office:value-type="float" office:value="1.67" calcext:value-type="float">
            <text:p>1,67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.747" calcext:value-type="float">
            <text:p>1,747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1040" calcext:value-type="float">
            <text:p>1040</text:p>
          </table:table-cell>
          <table:table-cell table:style-name="ce7" office:value-type="float" office:value="1.815" calcext:value-type="float">
            <text:p>1,81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 office:value-type="float" office:value="1.54" calcext:value-type="float">
            <text:p>1,54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 office:value-type="float" office:value="1.72" calcext:value-type="float">
            <text:p>1,72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 office:value-type="float" office:value="1.656" calcext:value-type="float">
            <text:p>1,656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1.685" calcext:value-type="float">
            <text:p>1,685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1.777" calcext:value-type="float">
            <text:p>1,77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40" calcext:value-type="float">
            <text:p>1140</text:p>
          </table:table-cell>
          <table:table-cell office:value-type="float" office:value="1.51" calcext:value-type="float">
            <text:p>1,51</text:p>
          </table:table-cell>
          <table:table-cell office:value-type="float" office:value="900" calcext:value-type="float">
            <text:p>900</text:p>
          </table:table-cell>
          <table:table-cell office:value-type="float" office:value="1140" calcext:value-type="float">
            <text:p>1140</text:p>
          </table:table-cell>
          <table:table-cell office:value-type="float" office:value="1.699" calcext:value-type="float">
            <text:p>1,699</text:p>
          </table:table-cell>
          <table:table-cell office:value-type="float" office:value="900" calcext:value-type="float">
            <text:p>900</text:p>
          </table:table-cell>
          <table:table-cell office:value-type="float" office:value="1140" calcext:value-type="float">
            <text:p>1140</text:p>
          </table:table-cell>
          <table:table-cell office:value-type="float" office:value="1.615" calcext:value-type="float">
            <text:p>1,61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1.639" calcext:value-type="float">
            <text:p>1,639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office:value-type="float" office:value="1.744" calcext:value-type="float">
            <text:p>1,74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90" calcext:value-type="float">
            <text:p>1190</text:p>
          </table:table-cell>
          <table:table-cell office:value-type="float" office:value="1.49" calcext:value-type="float">
            <text:p>1,49</text:p>
          </table:table-cell>
          <table:table-cell office:value-type="float" office:value="950" calcext:value-type="float">
            <text:p>950</text:p>
          </table:table-cell>
          <table:table-cell office:value-type="float" office:value="1190" calcext:value-type="float">
            <text:p>1190</text:p>
          </table:table-cell>
          <table:table-cell office:value-type="float" office:value="1.665" calcext:value-type="float">
            <text:p>1,665</text:p>
          </table:table-cell>
          <table:table-cell office:value-type="float" office:value="950" calcext:value-type="float">
            <text:p>950</text:p>
          </table:table-cell>
          <table:table-cell office:value-type="float" office:value="1190" calcext:value-type="float">
            <text:p>1190</text:p>
          </table:table-cell>
          <table:table-cell office:value-type="float" office:value="1.58" calcext:value-type="float">
            <text:p>1,58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.6" calcext:value-type="float">
            <text:p>1,6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.713" calcext:value-type="float">
            <text:p>1,71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40" calcext:value-type="float">
            <text:p>1240</text:p>
          </table:table-cell>
          <table:table-cell office:value-type="float" office:value="1.49" calcext:value-type="float">
            <text:p>1,49</text:p>
          </table:table-cell>
          <table:table-cell office:value-type="float" office:value="1000" calcext:value-type="float">
            <text:p>1000</text:p>
          </table:table-cell>
          <table:table-cell office:value-type="float" office:value="1240" calcext:value-type="float">
            <text:p>1240</text:p>
          </table:table-cell>
          <table:table-cell office:value-type="float" office:value="1.61" calcext:value-type="float">
            <text:p>1,61</text:p>
          </table:table-cell>
          <table:table-cell office:value-type="float" office:value="1000" calcext:value-type="float">
            <text:p>1000</text:p>
          </table:table-cell>
          <table:table-cell office:value-type="float" office:value="1240" calcext:value-type="float">
            <text:p>1240</text:p>
          </table:table-cell>
          <table:table-cell office:value-type="float" office:value="1.54" calcext:value-type="float">
            <text:p>1,5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1.57" calcext:value-type="float">
            <text:p>1,57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.68" calcext:value-type="float">
            <text:p>1,6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ambda voul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mbda voulue</text:p>
          </table:table-cell>
          <table:table-cell table:number-columns-repeated="1010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style-name="ce3" table:formula="of:=2*PI()*[.A34]/[.A31]" office:value-type="float" office:value="311.742655625449" calcext:value-type="float">
            <text:p>311,742655625449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D34]/[.D31]" office:value-type="float" office:value="310.29268978533" calcext:value-type="float">
            <text:p>310,29268978533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G34]/[.G31]" office:value-type="float" office:value="313.192621465567" calcext:value-type="float">
            <text:p>313,192621465567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J34]/[.J31]" office:value-type="float" office:value="314.352594137662" calcext:value-type="float">
            <text:p>314,352594137662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table:formula="of:=2*PI()*[.M34]/[.M31]" office:value-type="float" office:value="314.25592974832" calcext:value-type="float">
            <text:p>314,25592974832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lambda mesurée</text:p>
          </table:table-cell>
          <table:table-cell table:number-columns-repeated="1010"/>
        </table:table-row>
        <table:table-row table:style-name="ro1">
          <table:table-cell office:value-type="float" office:value="32.25" calcext:value-type="float">
            <text:p>32,25</text:p>
          </table:table-cell>
          <table:table-cell table:style-name="ce3" office:value-type="float" office:value="310.2" calcext:value-type="float">
            <text:p>310,2</text:p>
          </table:table-cell>
          <table:table-cell/>
          <table:table-cell office:value-type="float" office:value="32.1" calcext:value-type="float">
            <text:p>32,1</text:p>
          </table:table-cell>
          <table:table-cell table:style-name="ce3" office:value-type="float" office:value="310" calcext:value-type="float">
            <text:p>310</text:p>
          </table:table-cell>
          <table:table-cell/>
          <table:table-cell office:value-type="float" office:value="32.4" calcext:value-type="float">
            <text:p>32,4</text:p>
          </table:table-cell>
          <table:table-cell table:style-name="ce3" table:formula="of:=2507/8" office:value-type="float" office:value="313.375" calcext:value-type="float">
            <text:p>313,375</text:p>
          </table:table-cell>
          <table:table-cell/>
          <table:table-cell office:value-type="float" office:value="32.52" calcext:value-type="float">
            <text:p>32,52</text:p>
          </table:table-cell>
          <table:table-cell table:style-name="ce3" table:formula="of:=4714/15" office:value-type="float" office:value="314.266666666667" calcext:value-type="float">
            <text:p>314,266666666667</text:p>
          </table:table-cell>
          <table:table-cell/>
          <table:table-cell table:style-name="ce3" office:value-type="float" office:value="32.51" calcext:value-type="float">
            <text:p>32,51</text:p>
          </table:table-cell>
          <table:table-cell table:style-name="ce3" office:value-type="float" office:value="314.28" calcext:value-type="float">
            <text:p>314,28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311.5" calcext:value-type="float">
            <text:p>311,5</text:p>
          </table:table-cell>
          <table:table-cell table:number-columns-repeated="2"/>
          <table:table-cell table:style-name="ce3" table:formula="of:=1550/5" office:value-type="float" office:value="310" calcext:value-type="float">
            <text:p>310</text:p>
          </table:table-cell>
          <table:table-cell table:number-columns-repeated="2"/>
          <table:table-cell table:style-name="ce3" table:formula="of:=1566/5" office:value-type="float" office:value="313.2" calcext:value-type="float">
            <text:p>313,2</text:p>
          </table:table-cell>
          <table:table-cell table:number-columns-repeated="2"/>
          <table:table-cell table:style-name="ce3" table:formula="of:=6289/20" office:value-type="float" office:value="314.45" calcext:value-type="float">
            <text:p>314,45</text:p>
          </table:table-cell>
          <table:table-cell/>
          <table:table-cell table:style-name="ce3"/>
          <table:table-cell table:style-name="ce3" office:value-type="float" office:value="313.8" calcext:value-type="float">
            <text:p>313,8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/>
          <table:table-cell table:style-name="ce3" table:formula="of:=942.6/3" office:value-type="float" office:value="314.2" calcext:value-type="float">
            <text:p>314,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 table:number-columns-repeated="1010"/>
        </table:table-row>
        <table:table-row table:style-name="ro1">
          <table:table-cell table:formula="of:=AVERAGE([.B34:.B35])" office:value-type="float" office:value="310.85" calcext:value-type="float">
            <text:p>310,85</text:p>
          </table:table-cell>
          <table:table-cell table:style-name="ce3" table:formula="of:=2*PI()*[.A34]/[.A38]" office:value-type="float" office:value="0.651866579239317" calcext:value-type="float">
            <text:p>0,651866579239317</text:p>
          </table:table-cell>
          <table:table-cell/>
          <table:table-cell table:formula="of:=AVERAGE([.E34:.E35])" office:value-type="float" office:value="310" calcext:value-type="float">
            <text:p>310</text:p>
          </table:table-cell>
          <table:table-cell table:style-name="ce3" table:formula="of:=2*PI()*[.D34]/[.D38]" office:value-type="float" office:value="0.650613704388596" calcext:value-type="float">
            <text:p>0,650613704388596</text:p>
          </table:table-cell>
          <table:table-cell/>
          <table:table-cell table:formula="of:=AVERAGE([.H34:.H35])" office:value-type="float" office:value="313.2875" calcext:value-type="float">
            <text:p>313,2875</text:p>
          </table:table-cell>
          <table:table-cell table:style-name="ce3" table:formula="of:=2*PI()*[.G34]/[.G38]" office:value-type="float" office:value="0.649803148713621" calcext:value-type="float">
            <text:p>0,649803148713621</text:p>
          </table:table-cell>
          <table:table-cell/>
          <table:table-cell table:formula="of:=AVERAGE([.K34:.K35])" office:value-type="float" office:value="314.358333333333" calcext:value-type="float">
            <text:p>314,358333333333</text:p>
          </table:table-cell>
          <table:table-cell table:style-name="ce3" table:formula="of:=2*PI()*[.J34]/[.J38]" office:value-type="float" office:value="0.649988133041848" calcext:value-type="float">
            <text:p>0,649988133041848</text:p>
          </table:table-cell>
          <table:table-cell/>
          <table:table-cell table:formula="of:=AVERAGE([.N34:.N36])" office:value-type="float" office:value="314.093333333333" calcext:value-type="float">
            <text:p>314,093333333333</text:p>
          </table:table-cell>
          <table:table-cell table:style-name="ce3" table:formula="of:=2*PI()*[.M34]/[.M38]" office:value-type="float" office:value="0.650336484918734" calcext:value-type="float">
            <text:p>0,650336484918734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QRT((0.5*(0.6^2-0.6^4))+(9*0.2*0.2*0.6^4/4))-(1.5*0.2*0.6*0.6)" office:value-type="float" office:value="0.24817972991174" calcext:value-type="float">
            <text:p>0,24817972991174</text:p>
          </table:table-cell>
          <table:table-cell/>
          <table:table-cell table:formula="of:=311.7*62.5" office:value-type="float" office:value="19481.25" calcext:value-type="float">
            <text:p>19481,25</text:p>
          </table:table-cell>
          <table:table-cell table:number-columns-repeated="1020"/>
        </table:table-row>
        <table:table-row table:style-name="ro1">
          <table:table-cell/>
          <table:table-cell table:formula="of:=[.B41]/0.000032" office:value-type="float" office:value="7755.61655974187" calcext:value-type="float">
            <text:p>7755,61655974187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9.83" calcext:value-type="float">
            <text:p>9,83</text:p>
          </table:table-cell>
          <table:table-cell office:value-type="float" office:value="10.58" calcext:value-type="float">
            <text:p>10,58</text:p>
          </table:table-cell>
          <table:table-cell office:value-type="float" office:value="326.5432098765" calcext:value-type="float">
            <text:p>326,5432098765</text:p>
          </table:table-cell>
          <table:table-cell office:value-type="float" office:value="2.3" calcext:value-type="float">
            <text:p>2,3</text:p>
          </table:table-cell>
          <table:table-cell office:value-type="float" office:value="0.01058" calcext:value-type="float">
            <text:p>0,01058</text:p>
          </table:table-cell>
          <table:table-cell table:formula="of:=[.G52]/1000" office:value-type="float" office:value="0.01058" calcext:value-type="float">
            <text:p>0,010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3.12" calcext:value-type="float">
            <text:p>73,12</text:p>
          </table:table-cell>
          <table:table-cell office:value-type="float" office:value="8.7" calcext:value-type="float">
            <text:p>8,7</text:p>
          </table:table-cell>
          <table:table-cell office:value-type="float" office:value="9.45" calcext:value-type="float">
            <text:p>9,45</text:p>
          </table:table-cell>
          <table:table-cell office:value-type="float" office:value="291.6666666667" calcext:value-type="float">
            <text:p>291,6666666667</text:p>
          </table:table-cell>
          <table:table-cell office:value-type="float" office:value="3.656" calcext:value-type="float">
            <text:p>3,656</text:p>
          </table:table-cell>
          <table:table-cell office:value-type="float" office:value="0.00945" calcext:value-type="float">
            <text:p>0,00945</text:p>
          </table:table-cell>
          <table:table-cell table:formula="of:=[.G53]/1000" office:value-type="float" office:value="0.00945" calcext:value-type="float">
            <text:p>0,009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,7</text:p>
          </table:table-cell>
          <table:table-cell office:value-type="float" office:value="7.95" calcext:value-type="float">
            <text:p>7,95</text:p>
          </table:table-cell>
          <table:table-cell office:value-type="float" office:value="8.7" calcext:value-type="float">
            <text:p>8,7</text:p>
          </table:table-cell>
          <table:table-cell office:value-type="float" office:value="268.5185185185" calcext:value-type="float">
            <text:p>268,5185185185</text:p>
          </table:table-cell>
          <table:table-cell office:value-type="float" office:value="4.985" calcext:value-type="float">
            <text:p>4,985</text:p>
          </table:table-cell>
          <table:table-cell office:value-type="float" office:value="0.0087" calcext:value-type="float">
            <text:p>0,0087</text:p>
          </table:table-cell>
          <table:table-cell table:formula="of:=[.G54]/1000" office:value-type="float" office:value="0.0087" calcext:value-type="float">
            <text:p>0,00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7.45" calcext:value-type="float">
            <text:p>7,45</text:p>
          </table:table-cell>
          <table:table-cell office:value-type="float" office:value="8.2" calcext:value-type="float">
            <text:p>8,2</text:p>
          </table:table-cell>
          <table:table-cell office:value-type="float" office:value="253.0864197531" calcext:value-type="float">
            <text:p>253,0864197531</text:p>
          </table:table-cell>
          <table:table-cell office:value-type="float" office:value="6.2" calcext:value-type="float">
            <text:p>6,2</text:p>
          </table:table-cell>
          <table:table-cell office:value-type="float" office:value="0.0082" calcext:value-type="float">
            <text:p>0,0082</text:p>
          </table:table-cell>
          <table:table-cell table:formula="of:=[.G55]/1000" office:value-type="float" office:value="0.0082" calcext:value-type="float">
            <text:p>0,00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,75</text:p>
          </table:table-cell>
          <table:table-cell office:value-type="float" office:value="239.1975308642" calcext:value-type="float">
            <text:p>239,1975308642</text:p>
          </table:table-cell>
          <table:table-cell office:value-type="float" office:value="7.7" calcext:value-type="float">
            <text:p>7,7</text:p>
          </table:table-cell>
          <table:table-cell office:value-type="float" office:value="0.00775" calcext:value-type="float">
            <text:p>0,00775</text:p>
          </table:table-cell>
          <table:table-cell table:formula="of:=[.G56]/1000" office:value-type="float" office:value="0.00775" calcext:value-type="float">
            <text:p>0,007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6.66" calcext:value-type="float">
            <text:p>6,66</text:p>
          </table:table-cell>
          <table:table-cell office:value-type="float" office:value="7.41" calcext:value-type="float">
            <text:p>7,41</text:p>
          </table:table-cell>
          <table:table-cell office:value-type="float" office:value="228.7037037037" calcext:value-type="float">
            <text:p>228,7037037037</text:p>
          </table:table-cell>
          <table:table-cell office:value-type="float" office:value="9.1" calcext:value-type="float">
            <text:p>9,1</text:p>
          </table:table-cell>
          <table:table-cell office:value-type="float" office:value="0.00741" calcext:value-type="float">
            <text:p>0,00741</text:p>
          </table:table-cell>
          <table:table-cell table:formula="of:=[.G57]/1000" office:value-type="float" office:value="0.00741" calcext:value-type="float">
            <text:p>0,007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6.21" calcext:value-type="float">
            <text:p>6,21</text:p>
          </table:table-cell>
          <table:table-cell office:value-type="float" office:value="6.96" calcext:value-type="float">
            <text:p>6,96</text:p>
          </table:table-cell>
          <table:table-cell office:value-type="float" office:value="214.8148148148" calcext:value-type="float">
            <text:p>214,8148148148</text:p>
          </table:table-cell>
          <table:table-cell office:value-type="float" office:value="10.45" calcext:value-type="float">
            <text:p>10,45</text:p>
          </table:table-cell>
          <table:table-cell office:value-type="float" office:value="0.00696" calcext:value-type="float">
            <text:p>0,00696</text:p>
          </table:table-cell>
          <table:table-cell table:formula="of:=[.G58]/1000" office:value-type="float" office:value="0.00696" calcext:value-type="float">
            <text:p>0,006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5.92" calcext:value-type="float">
            <text:p>5,92</text:p>
          </table:table-cell>
          <table:table-cell office:value-type="float" office:value="6.67" calcext:value-type="float">
            <text:p>6,67</text:p>
          </table:table-cell>
          <table:table-cell office:value-type="float" office:value="205.8641975309" calcext:value-type="float">
            <text:p>205,8641975309</text:p>
          </table:table-cell>
          <table:table-cell office:value-type="float" office:value="11.75" calcext:value-type="float">
            <text:p>11,75</text:p>
          </table:table-cell>
          <table:table-cell office:value-type="float" office:value="0.00667" calcext:value-type="float">
            <text:p>0,00667</text:p>
          </table:table-cell>
          <table:table-cell table:formula="of:=[.G59]/1000" office:value-type="float" office:value="0.00667" calcext:value-type="float">
            <text:p>0,006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office:value-type="float" office:value="5.62" calcext:value-type="float">
            <text:p>5,62</text:p>
          </table:table-cell>
          <table:table-cell office:value-type="float" office:value="6.37" calcext:value-type="float">
            <text:p>6,37</text:p>
          </table:table-cell>
          <table:table-cell office:value-type="float" office:value="196.6049382716" calcext:value-type="float">
            <text:p>196,6049382716</text:p>
          </table:table-cell>
          <table:table-cell office:value-type="float" office:value="13.2" calcext:value-type="float">
            <text:p>13,2</text:p>
          </table:table-cell>
          <table:table-cell office:value-type="float" office:value="0.00637" calcext:value-type="float">
            <text:p>0,00637</text:p>
          </table:table-cell>
          <table:table-cell table:formula="of:=[.G60]/1000" office:value-type="float" office:value="0.00637" calcext:value-type="float">
            <text:p>0,006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,75</text:p>
          </table:table-cell>
          <table:table-cell office:value-type="float" office:value="177.4691358025" calcext:value-type="float">
            <text:p>177,4691358025</text:p>
          </table:table-cell>
          <table:table-cell office:value-type="float" office:value="16.5" calcext:value-type="float">
            <text:p>16,5</text:p>
          </table:table-cell>
          <table:table-cell office:value-type="float" office:value="0.00575" calcext:value-type="float">
            <text:p>0,00575</text:p>
          </table:table-cell>
          <table:table-cell table:formula="of:=[.G61]/1000" office:value-type="float" office:value="0.00575" calcext:value-type="float">
            <text:p>0,005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397" calcext:value-type="float">
            <text:p>397</text:p>
          </table:table-cell>
          <table:table-cell office:value-type="float" office:value="4.44" calcext:value-type="float">
            <text:p>4,44</text:p>
          </table:table-cell>
          <table:table-cell office:value-type="float" office:value="5.19" calcext:value-type="float">
            <text:p>5,19</text:p>
          </table:table-cell>
          <table:table-cell office:value-type="float" office:value="160.1851851852" calcext:value-type="float">
            <text:p>160,1851851852</text:p>
          </table:table-cell>
          <table:table-cell office:value-type="float" office:value="19.85" calcext:value-type="float">
            <text:p>19,85</text:p>
          </table:table-cell>
          <table:table-cell office:value-type="float" office:value="0.00519" calcext:value-type="float">
            <text:p>0,00519</text:p>
          </table:table-cell>
          <table:table-cell table:formula="of:=[.G62]/1000" office:value-type="float" office:value="0.00519" calcext:value-type="float">
            <text:p>0,005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467" calcext:value-type="float">
            <text:p>467</text:p>
          </table:table-cell>
          <table:table-cell office:value-type="float" office:value="3.89" calcext:value-type="float">
            <text:p>3,89</text:p>
          </table:table-cell>
          <table:table-cell office:value-type="float" office:value="4.64" calcext:value-type="float">
            <text:p>4,64</text:p>
          </table:table-cell>
          <table:table-cell office:value-type="float" office:value="143.2098765432" calcext:value-type="float">
            <text:p>143,2098765432</text:p>
          </table:table-cell>
          <table:table-cell office:value-type="float" office:value="23.35" calcext:value-type="float">
            <text:p>23,35</text:p>
          </table:table-cell>
          <table:table-cell office:value-type="float" office:value="0.00464" calcext:value-type="float">
            <text:p>0,00464</text:p>
          </table:table-cell>
          <table:table-cell table:formula="of:=[.G63]/1000" office:value-type="float" office:value="0.00464" calcext:value-type="float">
            <text:p>0,00464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175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>
            <text:p>GS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GL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CAVS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CAVL</text:p>
          </table:table-cell>
          <table:table-cell office:value-type="string" calcext:value-type="string">
            <text:p>Piezo 3</text:p>
          </table:table-cell>
          <table:table-cell/>
          <table:table-cell table:style-name="ce6" office:value-type="string" calcext:value-type="string">
            <text:p>Cone</text:p>
          </table:table-cell>
          <table:table-cell table:style-name="ce3" office:value-type="string" calcext:value-type="string">
            <text:p>Piezo 3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number-columns-repeated="12"/>
          <table:table-cell table:style-name="ce3" table:number-columns-repeated="4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2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2" office:value-type="string" calcext:value-type="string">
            <text:p>Lb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.49" calcext:value-type="float">
            <text:p>9,4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.946" calcext:value-type="float">
            <text:p>8,94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.598" calcext:value-type="float">
            <text:p>9,59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.41" calcext:value-type="float">
            <text:p>8,4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.5" calcext:value-type="float">
            <text:p>6,5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8.39" calcext:value-type="float">
            <text:p>8,3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7.85" calcext:value-type="float">
            <text:p>7,8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8.47" calcext:value-type="float">
            <text:p>8,47</text:p>
          </table:table-cell>
          <table:table-cell office:value-type="float" office:value="60" calcext:value-type="float">
            <text:p>60</text:p>
          </table:table-cell>
          <table:table-cell office:value-type="float" office:value="73.12" calcext:value-type="float">
            <text:p>73,12</text:p>
          </table:table-cell>
          <table:table-cell office:value-type="float" office:value="7.28" calcext:value-type="float">
            <text:p>7,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3.12" calcext:value-type="float">
            <text:p>73,12</text:p>
          </table:table-cell>
          <table:table-cell table:style-name="ce7" office:value-type="float" office:value="5.488" calcext:value-type="float">
            <text:p>5,488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7.127" calcext:value-type="float">
            <text:p>7,12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7.711" calcext:value-type="float">
            <text:p>7,711</text:p>
          </table:table-cell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,7</text:p>
          </table:table-cell>
          <table:table-cell office:value-type="float" office:value="6.545" calcext:value-type="float">
            <text:p>6,54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9.7" calcext:value-type="float">
            <text:p>99,7</text:p>
          </table:table-cell>
          <table:table-cell table:style-name="ce7" office:value-type="float" office:value="4.829" calcext:value-type="float">
            <text:p>4,829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.18" calcext:value-type="float">
            <text:p>7,1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6.654" calcext:value-type="float">
            <text:p>6,65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.215" calcext:value-type="float">
            <text:p>7,215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6.059" calcext:value-type="float">
            <text:p>6,05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4.396" calcext:value-type="float">
            <text:p>4,396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6.196" calcext:value-type="float">
            <text:p>6,19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6.749" calcext:value-type="float">
            <text:p>6,749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5.604" calcext:value-type="float">
            <text:p>5,60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3.979" calcext:value-type="float">
            <text:p>3,979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6.396" calcext:value-type="float">
            <text:p>6,39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5.869" calcext:value-type="float">
            <text:p>5,86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6.408" calcext:value-type="float">
            <text:p>6,408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5.07" calcext:value-type="float">
            <text:p>5,07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3.665" calcext:value-type="float">
            <text:p>3,665</text:p>
          </table:table-cell>
          <table:table-cell table:style-name="ce3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.146" calcext:value-type="float">
            <text:p>6,14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.152" calcext:value-type="float">
            <text:p>6,152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4.7" calcext:value-type="float">
            <text:p>4,7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3.407" calcext:value-type="float">
            <text:p>3,407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5.739" calcext:value-type="float">
            <text:p>5,73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5.103" calcext:value-type="float">
            <text:p>5,103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5.692" calcext:value-type="float">
            <text:p>5,692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4.395" calcext:value-type="float">
            <text:p>4,39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3.189" calcext:value-type="float">
            <text:p>3,18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5.457" calcext:value-type="float">
            <text:p>5,457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4.785" calcext:value-type="float">
            <text:p>4,78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5.387" calcext:value-type="float">
            <text:p>5,387</text:p>
          </table:table-cell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office:value-type="float" office:value="4.079" calcext:value-type="float">
            <text:p>4,079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2.974" calcext:value-type="float">
            <text:p>2,97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.129" calcext:value-type="float">
            <text:p>4,12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.762" calcext:value-type="float">
            <text:p>4,762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3.483" calcext:value-type="float">
            <text:p>3,48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2.565" calcext:value-type="float">
            <text:p>2,56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4.403" calcext:value-type="float">
            <text:p>4,403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3.543" calcext:value-type="float">
            <text:p>3,543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4.192" calcext:value-type="float">
            <text:p>4,192</text:p>
          </table:table-cell>
          <table:table-cell office:value-type="float" office:value="300" calcext:value-type="float">
            <text:p>300</text:p>
          </table:table-cell>
          <table:table-cell office:value-type="float" office:value="397" calcext:value-type="float">
            <text:p>397</text:p>
          </table:table-cell>
          <table:table-cell office:value-type="float" office:value="3.015" calcext:value-type="float">
            <text:p>3,01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2.249" calcext:value-type="float">
            <text:p>2,24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3.93" calcext:value-type="float">
            <text:p>3,93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3.021" calcext:value-type="float">
            <text:p>3,021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3.662" calcext:value-type="float">
            <text:p>3,662</text:p>
          </table:table-cell>
          <table:table-cell office:value-type="float" office:value="350" calcext:value-type="float">
            <text:p>350</text:p>
          </table:table-cell>
          <table:table-cell office:value-type="float" office:value="467" calcext:value-type="float">
            <text:p>467</text:p>
          </table:table-cell>
          <table:table-cell office:value-type="float" office:value="2.636" calcext:value-type="float">
            <text:p>2,636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.015" calcext:value-type="float">
            <text:p>2,01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3.47" calcext:value-type="float">
            <text:p>3,4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2.542" calcext:value-type="float">
            <text:p>2,54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3.154" calcext:value-type="float">
            <text:p>3,154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2.325" calcext:value-type="float">
            <text:p>2,32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1.84" calcext:value-type="float">
            <text:p>1,8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2.93" calcext:value-type="float">
            <text:p>2,93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2.01" calcext:value-type="float">
            <text:p>2,01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2.557" calcext:value-type="float">
            <text:p>2,557</text:p>
          </table:table-cell>
          <table:table-cell office:value-type="float" office:value="450" calcext:value-type="float">
            <text:p>450</text:p>
          </table:table-cell>
          <table:table-cell office:value-type="float" office:value="655" calcext:value-type="float">
            <text:p>655</text:p>
          </table:table-cell>
          <table:table-cell office:value-type="float" office:value="2.052" calcext:value-type="float">
            <text:p>2,052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.758" calcext:value-type="float">
            <text:p>1,75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2.757" calcext:value-type="float">
            <text:p>2,75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1.874" calcext:value-type="float">
            <text:p>1,874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2.377" calcext:value-type="float">
            <text:p>2,377</text:p>
          </table:table-cell>
          <table:table-cell office:value-type="float" office:value="500" calcext:value-type="float">
            <text:p>500</text:p>
          </table:table-cell>
          <table:table-cell office:value-type="float" office:value="695" calcext:value-type="float">
            <text:p>695</text:p>
          </table:table-cell>
          <table:table-cell office:value-type="float" office:value="2.003" calcext:value-type="float">
            <text:p>2,00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1.756" calcext:value-type="float">
            <text:p>1,75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2.418" calcext:value-type="float">
            <text:p>2,418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1.625" calcext:value-type="float">
            <text:p>1,625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2.005" calcext:value-type="float">
            <text:p>2,005</text:p>
          </table:table-cell>
          <table:table-cell office:value-type="float" office:value="550" calcext:value-type="float">
            <text:p>550</text:p>
          </table:table-cell>
          <table:table-cell office:value-type="float" office:value="795" calcext:value-type="float">
            <text:p>795</text:p>
          </table:table-cell>
          <table:table-cell office:value-type="float" office:value="1.977" calcext:value-type="float">
            <text:p>1,977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795" calcext:value-type="float">
            <text:p>795</text:p>
          </table:table-cell>
          <table:table-cell table:style-name="ce7" office:value-type="float" office:value="1.756" calcext:value-type="float">
            <text:p>1,75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.347" calcext:value-type="float">
            <text:p>2,347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1.569" calcext:value-type="float">
            <text:p>1,569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.927" calcext:value-type="float">
            <text:p>1,927</text:p>
          </table:table-cell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1.997" calcext:value-type="float">
            <text:p>1,997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1.751" calcext:value-type="float">
            <text:p>1,75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2.244" calcext:value-type="float">
            <text:p>2,244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1.522" calcext:value-type="float">
            <text:p>1,522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1.814" calcext:value-type="float">
            <text:p>1,814</text:p>
          </table:table-cell>
          <table:table-cell office:value-type="float" office:value="650" calcext:value-type="float">
            <text:p>650</text:p>
          </table:table-cell>
          <table:table-cell office:value-type="float" office:value="865" calcext:value-type="float">
            <text:p>865</text:p>
          </table:table-cell>
          <table:table-cell office:value-type="float" office:value="2.069" calcext:value-type="float">
            <text:p>2,069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1.74" calcext:value-type="float">
            <text:p>1,7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2.158" calcext:value-type="float">
            <text:p>2,158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1.487" calcext:value-type="float">
            <text:p>1,487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1.703" calcext:value-type="float">
            <text:p>1,703</text:p>
          </table:table-cell>
          <table:table-cell office:value-type="float" office:value="700" calcext:value-type="float">
            <text:p>700</text:p>
          </table:table-cell>
          <table:table-cell office:value-type="float" office:value="920" calcext:value-type="float">
            <text:p>920</text:p>
          </table:table-cell>
          <table:table-cell office:value-type="float" office:value="1.914" calcext:value-type="float">
            <text:p>1,914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920" calcext:value-type="float">
            <text:p>920</text:p>
          </table:table-cell>
          <table:table-cell table:style-name="ce7" office:value-type="float" office:value="1.716" calcext:value-type="float">
            <text:p>1,71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2.148" calcext:value-type="float">
            <text:p>2,148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1.467" calcext:value-type="float">
            <text:p>1,467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1.619" calcext:value-type="float">
            <text:p>1,619</text:p>
          </table:table-cell>
          <table:table-cell office:value-type="float" office:value="750" calcext:value-type="float">
            <text:p>750</text:p>
          </table:table-cell>
          <table:table-cell office:value-type="float" office:value="985" calcext:value-type="float">
            <text:p>985</text:p>
          </table:table-cell>
          <table:table-cell office:value-type="float" office:value="1.765" calcext:value-type="float">
            <text:p>1,765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985" calcext:value-type="float">
            <text:p>985</text:p>
          </table:table-cell>
          <table:table-cell table:style-name="ce7" office:value-type="float" office:value="1.689" calcext:value-type="float">
            <text:p>1,68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2.34" calcext:value-type="float">
            <text:p>2,3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.456" calcext:value-type="float">
            <text:p>1,456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.574" calcext:value-type="float">
            <text:p>1,574</text:p>
          </table:table-cell>
          <table:table-cell office:value-type="float" office:value="800" calcext:value-type="float">
            <text:p>800</text:p>
          </table:table-cell>
          <table:table-cell office:value-type="float" office:value="1040" calcext:value-type="float">
            <text:p>1040</text:p>
          </table:table-cell>
          <table:table-cell office:value-type="float" office:value="1.65" calcext:value-type="float">
            <text:p>1,65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1040" calcext:value-type="float">
            <text:p>1040</text:p>
          </table:table-cell>
          <table:table-cell table:style-name="ce7" office:value-type="float" office:value="1.669" calcext:value-type="float">
            <text:p>1,66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2.684" calcext:value-type="float">
            <text:p>2,684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8" office:value-type="float" office:value="1.436" calcext:value-type="float">
            <text:p>1,436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1.565" calcext:value-type="float">
            <text:p>1,565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 office:value-type="float" office:value="1.577" calcext:value-type="float">
            <text:p>1,577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1.657" calcext:value-type="float">
            <text:p>1,65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3.408" calcext:value-type="float">
            <text:p>3,408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1.402" calcext:value-type="float">
            <text:p>1,402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1.589" calcext:value-type="float">
            <text:p>1,589</text:p>
          </table:table-cell>
          <table:table-cell office:value-type="float" office:value="900" calcext:value-type="float">
            <text:p>900</text:p>
          </table:table-cell>
          <table:table-cell office:value-type="float" office:value="1140" calcext:value-type="float">
            <text:p>1140</text:p>
          </table:table-cell>
          <table:table-cell office:value-type="float" office:value="1.51" calcext:value-type="float">
            <text:p>1,51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office:value-type="float" office:value="1.657" calcext:value-type="float">
            <text:p>1,65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4.548" calcext:value-type="float">
            <text:p>4,548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.354" calcext:value-type="float">
            <text:p>1,354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.793" calcext:value-type="float">
            <text:p>1,793</text:p>
          </table:table-cell>
          <table:table-cell office:value-type="float" office:value="950" calcext:value-type="float">
            <text:p>950</text:p>
          </table:table-cell>
          <table:table-cell office:value-type="float" office:value="1190" calcext:value-type="float">
            <text:p>1190</text:p>
          </table:table-cell>
          <table:table-cell office:value-type="float" office:value="1.457" calcext:value-type="float">
            <text:p>1,457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.689" calcext:value-type="float">
            <text:p>1,68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5.657" calcext:value-type="float">
            <text:p>5,657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1.305" calcext:value-type="float">
            <text:p>1,305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3.854" calcext:value-type="float">
            <text:p>3,854</text:p>
          </table:table-cell>
          <table:table-cell office:value-type="float" office:value="1000" calcext:value-type="float">
            <text:p>1000</text:p>
          </table:table-cell>
          <table:table-cell office:value-type="float" office:value="1240" calcext:value-type="float">
            <text:p>1240</text:p>
          </table:table-cell>
          <table:table-cell office:value-type="float" office:value="1.41" calcext:value-type="float">
            <text:p>1,4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.596" calcext:value-type="float">
            <text:p>1,59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ambda voul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mbda voulue</text:p>
          </table:table-cell>
          <table:table-cell table:number-columns-repeated="1010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style-name="ce3" table:formula="of:=2*PI()*[.A34]/[.A31]" office:value-type="float" office:value="311.742655625449" calcext:value-type="float">
            <text:p>311,742655625449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D34]/[.D31]" office:value-type="float" office:value="310.29268978533" calcext:value-type="float">
            <text:p>310,29268978533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G34]/[.G31]" office:value-type="float" office:value="313.192621465567" calcext:value-type="float">
            <text:p>313,192621465567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J34]/[.J31]" office:value-type="float" office:value="314.352594137662" calcext:value-type="float">
            <text:p>314,352594137662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table:formula="of:=2*PI()*[.M34]/[.M31]" office:value-type="float" office:value="314.25592974832" calcext:value-type="float">
            <text:p>314,25592974832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lambda mesurée</text:p>
          </table:table-cell>
          <table:table-cell table:number-columns-repeated="1010"/>
        </table:table-row>
        <table:table-row table:style-name="ro1">
          <table:table-cell office:value-type="float" office:value="32.25" calcext:value-type="float">
            <text:p>32,25</text:p>
          </table:table-cell>
          <table:table-cell table:style-name="ce3" office:value-type="float" office:value="311.6" calcext:value-type="float">
            <text:p>311,6</text:p>
          </table:table-cell>
          <table:table-cell/>
          <table:table-cell office:value-type="float" office:value="32.1" calcext:value-type="float">
            <text:p>32,1</text:p>
          </table:table-cell>
          <table:table-cell table:style-name="ce3" office:value-type="float" office:value="310" calcext:value-type="float">
            <text:p>310</text:p>
          </table:table-cell>
          <table:table-cell/>
          <table:table-cell office:value-type="float" office:value="32.4" calcext:value-type="float">
            <text:p>32,4</text:p>
          </table:table-cell>
          <table:table-cell table:style-name="ce3" office:value-type="float" office:value="313.17" calcext:value-type="float">
            <text:p>313,17</text:p>
          </table:table-cell>
          <table:table-cell/>
          <table:table-cell office:value-type="float" office:value="32.52" calcext:value-type="float">
            <text:p>32,52</text:p>
          </table:table-cell>
          <table:table-cell table:style-name="ce3" office:value-type="float" office:value="313.9" calcext:value-type="float">
            <text:p>313,9</text:p>
          </table:table-cell>
          <table:table-cell/>
          <table:table-cell table:style-name="ce3" office:value-type="float" office:value="32.51" calcext:value-type="float">
            <text:p>32,51</text:p>
          </table:table-cell>
          <table:table-cell table:style-name="ce3" office:value-type="float" office:value="314.55" calcext:value-type="float">
            <text:p>314,55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312.3" calcext:value-type="float">
            <text:p>312,3</text:p>
          </table:table-cell>
          <table:table-cell table:number-columns-repeated="2"/>
          <table:table-cell table:style-name="ce3" table:formula="of:=4645/15" office:value-type="float" office:value="309.666666666667" calcext:value-type="float">
            <text:p>309,666666666667</text:p>
          </table:table-cell>
          <table:table-cell table:number-columns-repeated="2"/>
          <table:table-cell table:style-name="ce3" table:formula="of:=6271/20" office:value-type="float" office:value="313.55" calcext:value-type="float">
            <text:p>313,55</text:p>
          </table:table-cell>
          <table:table-cell table:number-columns-repeated="2"/>
          <table:table-cell table:style-name="ce3" office:value-type="float" office:value="314.6" calcext:value-type="float">
            <text:p>314,6</text:p>
          </table:table-cell>
          <table:table-cell/>
          <table:table-cell table:style-name="ce3"/>
          <table:table-cell table:style-name="ce3" table:formula="of:=3446.5/11" office:value-type="float" office:value="313.318181818182" calcext:value-type="float">
            <text:p>313,318181818182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 table:number-columns-repeated="1010"/>
        </table:table-row>
        <table:table-row table:style-name="ro1">
          <table:table-cell table:formula="of:=AVERAGE([.B34:.B35])" office:value-type="float" office:value="311.95" calcext:value-type="float">
            <text:p>311,95</text:p>
          </table:table-cell>
          <table:table-cell table:style-name="ce3" table:formula="of:=2*PI()*[.A34]/[.A38]" office:value-type="float" office:value="0.64956796331637" calcext:value-type="float">
            <text:p>0,64956796331637</text:p>
          </table:table-cell>
          <table:table-cell/>
          <table:table-cell table:formula="of:=AVERAGE([.E34:.E35])" office:value-type="float" office:value="309.833333333333" calcext:value-type="float">
            <text:p>309,833333333333</text:p>
          </table:table-cell>
          <table:table-cell table:style-name="ce3" table:formula="of:=2*PI()*[.D34]/[.D38]" office:value-type="float" office:value="0.650963684864329" calcext:value-type="float">
            <text:p>0,650963684864329</text:p>
          </table:table-cell>
          <table:table-cell/>
          <table:table-cell table:formula="of:=AVERAGE([.H34:.H35])" office:value-type="float" office:value="313.36" calcext:value-type="float">
            <text:p>313,36</text:p>
          </table:table-cell>
          <table:table-cell table:style-name="ce3" table:formula="of:=2*PI()*[.G34]/[.G38]" office:value-type="float" office:value="0.649652808120432" calcext:value-type="float">
            <text:p>0,649652808120432</text:p>
          </table:table-cell>
          <table:table-cell/>
          <table:table-cell table:formula="of:=AVERAGE([.K34:.K35])" office:value-type="float" office:value="314.25" calcext:value-type="float">
            <text:p>314,25</text:p>
          </table:table-cell>
          <table:table-cell table:style-name="ce3" table:formula="of:=2*PI()*[.J34]/[.J38]" office:value-type="float" office:value="0.650212207444646" calcext:value-type="float">
            <text:p>0,650212207444646</text:p>
          </table:table-cell>
          <table:table-cell/>
          <table:table-cell table:formula="of:=AVERAGE([.N34:.N36])" office:value-type="float" office:value="313.934090909091" calcext:value-type="float">
            <text:p>313,934090909091</text:p>
          </table:table-cell>
          <table:table-cell table:style-name="ce3" table:formula="of:=2*PI()*[.M34]/[.M38]" office:value-type="float" office:value="0.650666366767921" calcext:value-type="float">
            <text:p>0,650666366767921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127" table:style-name="ta3">
        <office:forms form:automatic-focus="false" form:apply-design-mode="false"/>
        <table:shapes>
          <draw:frame draw:z-index="2" draw:style-name="gr1" draw:text-style-name="P1" svg:width="206.32mm" svg:height="89.96mm" svg:x="796.77mm" svg:y="154.52mm">
            <draw:object draw:notify-on-update-of-ranges="'5127'.S32:'5127'.S44 '5127'.U32:'5127'.U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>
            <text:p>GS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GL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CAVS</text:p>
          </table:table-cell>
          <table:table-cell office:value-type="string" calcext:value-type="string">
            <text:p>Piezo 3</text:p>
          </table:table-cell>
          <table:table-cell/>
          <table:table-cell table:style-name="ce1" office:value-type="string" calcext:value-type="string">
            <text:p>CAVL</text:p>
          </table:table-cell>
          <table:table-cell office:value-type="string" calcext:value-type="string">
            <text:p>Piezo 3</text:p>
          </table:table-cell>
          <table:table-cell/>
          <table:table-cell table:style-name="ce6" office:value-type="string" calcext:value-type="string">
            <text:p>Cone</text:p>
          </table:table-cell>
          <table:table-cell table:style-name="ce3" office:value-type="string" calcext:value-type="string">
            <text:p>Piezo 3</text:p>
          </table:table-cell>
          <table:table-cell table:style-name="ce3" table:number-columns-repeated="2"/>
          <table:table-cell table:number-columns-repeated="4"/>
          <table:table-cell>
            <draw:frame table:end-cell-address="'5127'.AF27" table:end-x="3.99mm" table:end-y="2.11mm" draw:z-index="1" draw:name="Chart 5" draw:style-name="gr2" draw:text-style-name="P2" svg:width="312.99mm" svg:height="139.69mm" svg:x="20.14mm" svg:y="0mm">
              <draw:object draw:notify-on-update-of-ranges="'5127'.R4:'5127'.R16 '5127'.T4:'5127'.T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3" table:number-columns-repeated="4"/>
          <table:table-cell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4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2" office:value-type="string" calcext:value-type="string">
            <text:p>Lb</text:p>
          </table:table-cell>
          <table:table-cell table:style-name="ce2" office:value-type="string" calcext:value-type="string">
            <text:p>A(old)</text:p>
          </table:table-cell>
          <table:table-cell table:style-name="ce2" office:value-type="string" calcext:value-type="string">
            <text:p>A(new)</text:p>
          </table:table-cell>
          <table:table-cell table:style-name="ce2" office:value-type="string" calcext:value-type="string">
            <text:p>Lb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.93" calcext:value-type="float">
            <text:p>9,9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.653" calcext:value-type="float">
            <text:p>9,65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.88" calcext:value-type="float">
            <text:p>9,8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.839" calcext:value-type="float">
            <text:p>9,8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.917" calcext:value-type="float">
            <text:p>7,917</text:p>
          </table:table-cell>
          <table:table-cell table:style-name="ce3"/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9.93" calcext:value-type="float">
            <text:p>9,93</text:p>
          </table:table-cell>
          <table:table-cell table:formula="of:=([.S4]/1000)+0.00075" office:value-type="float" office:value="0.01068" calcext:value-type="float">
            <text:p>0,01068</text:p>
          </table:table-cell>
          <table:table-cell table:number-columns-repeated="1004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8.85" calcext:value-type="float">
            <text:p>8,8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8.584" calcext:value-type="float">
            <text:p>8,58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8.79" calcext:value-type="float">
            <text:p>8,7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8.76" calcext:value-type="float">
            <text:p>8,7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3.12" calcext:value-type="float">
            <text:p>73,12</text:p>
          </table:table-cell>
          <table:table-cell table:style-name="ce7" office:value-type="float" office:value="6.81" calcext:value-type="float">
            <text:p>6,81</text:p>
          </table:table-cell>
          <table:table-cell table:style-name="ce3"/>
          <table:table-cell/>
          <table:table-cell table:style-name="ce5" office:value-type="float" office:value="73.12" calcext:value-type="float">
            <text:p>73,12</text:p>
          </table:table-cell>
          <table:table-cell table:style-name="ce5" office:value-type="float" office:value="8.85" calcext:value-type="float">
            <text:p>8,85</text:p>
          </table:table-cell>
          <table:table-cell table:formula="of:=([.S5]/1000)+0.00075" office:value-type="float" office:value="0.0096" calcext:value-type="float">
            <text:p>0,0096</text:p>
          </table:table-cell>
          <table:table-cell table:number-columns-repeated="100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8.15" calcext:value-type="float">
            <text:p>8,1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7.87" calcext:value-type="float">
            <text:p>7,8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8.08" calcext:value-type="float">
            <text:p>8,0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7.947" calcext:value-type="float">
            <text:p>7,94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9.7" calcext:value-type="float">
            <text:p>99,7</text:p>
          </table:table-cell>
          <table:table-cell table:style-name="ce7" office:value-type="float" office:value="6.078" calcext:value-type="float">
            <text:p>6,078</text:p>
          </table:table-cell>
          <table:table-cell table:style-name="ce3"/>
          <table:table-cell/>
          <table:table-cell table:style-name="ce5" office:value-type="float" office:value="99.7" calcext:value-type="float">
            <text:p>99,7</text:p>
          </table:table-cell>
          <table:table-cell table:style-name="ce5" office:value-type="float" office:value="8.15" calcext:value-type="float">
            <text:p>8,15</text:p>
          </table:table-cell>
          <table:table-cell table:formula="of:=([.S6]/1000)+0.00075" office:value-type="float" office:value="0.0089" calcext:value-type="float">
            <text:p>0,0089</text:p>
          </table:table-cell>
          <table:table-cell table:number-columns-repeated="1004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.403" calcext:value-type="float">
            <text:p>7,40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.61" calcext:value-type="float">
            <text:p>7,6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.466" calcext:value-type="float">
            <text:p>7,46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5.64" calcext:value-type="float">
            <text:p>5,64</text:p>
          </table:table-cell>
          <table:table-cell table:style-name="ce3"/>
          <table:table-cell/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.66" calcext:value-type="float">
            <text:p>7,66</text:p>
          </table:table-cell>
          <table:table-cell table:formula="of:=([.S7]/1000)+0.00075" office:value-type="float" office:value="0.00841" calcext:value-type="float">
            <text:p>0,00841</text:p>
          </table:table-cell>
          <table:table-cell table:number-columns-repeated="1004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7.22" calcext:value-type="float">
            <text:p>7,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6.959" calcext:value-type="float">
            <text:p>6,95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7.166" calcext:value-type="float">
            <text:p>7,16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6.978" calcext:value-type="float">
            <text:p>6,978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5.186" calcext:value-type="float">
            <text:p>5,186</text:p>
          </table:table-cell>
          <table:table-cell table:style-name="ce3"/>
          <table:table-cell/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7.22" calcext:value-type="float">
            <text:p>7,22</text:p>
          </table:table-cell>
          <table:table-cell table:formula="of:=([.S8]/1000)+0.00075" office:value-type="float" office:value="0.00797" calcext:value-type="float">
            <text:p>0,00797</text:p>
          </table:table-cell>
          <table:table-cell table:number-columns-repeated="1004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6.91" calcext:value-type="float">
            <text:p>6,9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6.642" calcext:value-type="float">
            <text:p>6,64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6.84" calcext:value-type="float">
            <text:p>6,8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6.627" calcext:value-type="float">
            <text:p>6,627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4.597" calcext:value-type="float">
            <text:p>4,597</text:p>
          </table:table-cell>
          <table:table-cell table:style-name="ce3"/>
          <table:table-cell/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6.91" calcext:value-type="float">
            <text:p>6,91</text:p>
          </table:table-cell>
          <table:table-cell table:formula="of:=([.S9]/1000)+0.00075" office:value-type="float" office:value="0.00766" calcext:value-type="float">
            <text:p>0,00766</text:p>
          </table:table-cell>
          <table:table-cell table:number-columns-repeated="1004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.65" calcext:value-type="float">
            <text:p>6,6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.383" calcext:value-type="float">
            <text:p>6,38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.575" calcext:value-type="float">
            <text:p>6,57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.347" calcext:value-type="float">
            <text:p>6,347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4.283" calcext:value-type="float">
            <text:p>4,283</text:p>
          </table:table-cell>
          <table:table-cell table:style-name="ce3"/>
          <table:table-cell/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.65" calcext:value-type="float">
            <text:p>6,65</text:p>
          </table:table-cell>
          <table:table-cell table:formula="of:=([.S10]/1000)+0.00075" office:value-type="float" office:value="0.0074" calcext:value-type="float">
            <text:p>0,0074</text:p>
          </table:table-cell>
          <table:table-cell table:number-columns-repeated="1004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6.469" calcext:value-type="float">
            <text:p>6,46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5.973" calcext:value-type="float">
            <text:p>5,973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6.389" calcext:value-type="float">
            <text:p>6,38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5.891" calcext:value-type="float">
            <text:p>5,891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.018" calcext:value-type="float">
            <text:p>4,018</text:p>
          </table:table-cell>
          <table:table-cell table:style-name="ce3" table:number-columns-repeated="2"/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6.469" calcext:value-type="float">
            <text:p>6,469</text:p>
          </table:table-cell>
          <table:table-cell table:formula="of:=([.S11]/1000)+0.00075" office:value-type="float" office:value="0.007219" calcext:value-type="float">
            <text:p>0,007219</text:p>
          </table:table-cell>
          <table:table-cell table:number-columns-repeated="1004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6.074" calcext:value-type="float">
            <text:p>6,074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5.695" calcext:value-type="float">
            <text:p>5,69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6.008" calcext:value-type="float">
            <text:p>6,008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5.576" calcext:value-type="float">
            <text:p>5,576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3.776" calcext:value-type="float">
            <text:p>3,776</text:p>
          </table:table-cell>
          <table:table-cell table:style-name="ce3" table:number-columns-repeated="2"/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6.074" calcext:value-type="float">
            <text:p>6,074</text:p>
          </table:table-cell>
          <table:table-cell table:formula="of:=([.S12]/1000)+0.00075" office:value-type="float" office:value="0.006824" calcext:value-type="float">
            <text:p>0,006824</text:p>
          </table:table-cell>
          <table:table-cell table:number-columns-repeated="1004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5.63" calcext:value-type="float">
            <text:p>5,63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5.125" calcext:value-type="float">
            <text:p>5,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5.535" calcext:value-type="float">
            <text:p>5,53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.947" calcext:value-type="float">
            <text:p>4,9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3.335" calcext:value-type="float">
            <text:p>3,335</text:p>
          </table:table-cell>
          <table:table-cell table:style-name="ce3" table:number-columns-repeated="2"/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5.63" calcext:value-type="float">
            <text:p>5,63</text:p>
          </table:table-cell>
          <table:table-cell table:formula="of:=([.S13]/1000)+0.00075" office:value-type="float" office:value="0.00638" calcext:value-type="float">
            <text:p>0,00638</text:p>
          </table:table-cell>
          <table:table-cell table:number-columns-repeated="1004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5.264" calcext:value-type="float">
            <text:p>5,26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4.606" calcext:value-type="float">
            <text:p>4,6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5.187" calcext:value-type="float">
            <text:p>5,187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4.347" calcext:value-type="float">
            <text:p>4,347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2.993" calcext:value-type="float">
            <text:p>2,993</text:p>
          </table:table-cell>
          <table:table-cell table:style-name="ce3" table:number-columns-repeated="2"/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5.264" calcext:value-type="float">
            <text:p>5,264</text:p>
          </table:table-cell>
          <table:table-cell table:formula="of:=([.S14]/1000)+0.00075" office:value-type="float" office:value="0.006014" calcext:value-type="float">
            <text:p>0,006014</text:p>
          </table:table-cell>
          <table:table-cell table:number-columns-repeated="1004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4.94" calcext:value-type="float">
            <text:p>4,94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4.127" calcext:value-type="float">
            <text:p>4,127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4.872" calcext:value-type="float">
            <text:p>4,872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3.847" calcext:value-type="float">
            <text:p>3,847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.722" calcext:value-type="float">
            <text:p>2,722</text:p>
          </table:table-cell>
          <table:table-cell table:style-name="ce3" table:number-columns-repeated="2"/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4.94" calcext:value-type="float">
            <text:p>4,94</text:p>
          </table:table-cell>
          <table:table-cell table:formula="of:=([.S15]/1000)+0.00075" office:value-type="float" office:value="0.00569" calcext:value-type="float">
            <text:p>0,00569</text:p>
          </table:table-cell>
          <table:table-cell table:number-columns-repeated="1004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4.677" calcext:value-type="float">
            <text:p>4,67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3.667" calcext:value-type="float">
            <text:p>3,66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4.617" calcext:value-type="float">
            <text:p>4,61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3.345" calcext:value-type="float">
            <text:p>3,34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2.525" calcext:value-type="float">
            <text:p>2,525</text:p>
          </table:table-cell>
          <table:table-cell table:style-name="ce3" table:number-columns-repeated="2"/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4.677" calcext:value-type="float">
            <text:p>4,677</text:p>
          </table:table-cell>
          <table:table-cell table:formula="of:=([.S16]/1000)+0.00075" office:value-type="float" office:value="0.005427" calcext:value-type="float">
            <text:p>0,005427</text:p>
          </table:table-cell>
          <table:table-cell table:number-columns-repeated="1004"/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4.322" calcext:value-type="float">
            <text:p>4,322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3.143" calcext:value-type="float">
            <text:p>3,143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4.542" calcext:value-type="float">
            <text:p>4,542</text:p>
          </table:table-cell>
          <table:table-cell table:style-name="ce5" office:value-type="float" office:value="450" calcext:value-type="float">
            <text:p>450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2.837" calcext:value-type="float">
            <text:p>2,83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.425" calcext:value-type="float">
            <text:p>2,42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4.275" calcext:value-type="float">
            <text:p>4,275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2.996" calcext:value-type="float">
            <text:p>2,99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4.478" calcext:value-type="float">
            <text:p>4,478</text:p>
          </table:table-cell>
          <table:table-cell table:style-name="ce5" office:value-type="float" office:value="500" calcext:value-type="float">
            <text:p>500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2.689" calcext:value-type="float">
            <text:p>2,68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2.613" calcext:value-type="float">
            <text:p>2,61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4.34" calcext:value-type="float">
            <text:p>4,34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2.724" calcext:value-type="float">
            <text:p>2,724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4.765" calcext:value-type="float">
            <text:p>4,765</text:p>
          </table:table-cell>
          <table:table-cell table:style-name="ce5" office:value-type="float" office:value="550" calcext:value-type="float">
            <text:p>550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2.397" calcext:value-type="float">
            <text:p>2,397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795" calcext:value-type="float">
            <text:p>795</text:p>
          </table:table-cell>
          <table:table-cell table:style-name="ce7" office:value-type="float" office:value="2.392" calcext:value-type="float">
            <text:p>2,39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4.405" calcext:value-type="float">
            <text:p>4,405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.674" calcext:value-type="float">
            <text:p>2,674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4.923" calcext:value-type="float">
            <text:p>4,923</text:p>
          </table:table-cell>
          <table:table-cell table:style-name="ce5" office:value-type="float" office:value="600" calcext:value-type="float">
            <text:p>6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.34" calcext:value-type="float">
            <text:p>2,34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2.35" calcext:value-type="float">
            <text:p>2,3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4.606" calcext:value-type="float">
            <text:p>4,606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2.646" calcext:value-type="float">
            <text:p>2,646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5.236" calcext:value-type="float">
            <text:p>5,236</text:p>
          </table:table-cell>
          <table:table-cell table:style-name="ce5" office:value-type="float" office:value="650" calcext:value-type="float">
            <text:p>650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2.249" calcext:value-type="float">
            <text:p>2,249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2.285" calcext:value-type="float">
            <text:p>2,28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5.003" calcext:value-type="float">
            <text:p>5,003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2.646" calcext:value-type="float">
            <text:p>2,646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5.759" calcext:value-type="float">
            <text:p>5,759</text:p>
          </table:table-cell>
          <table:table-cell table:style-name="ce5" office:value-type="float" office:value="700" calcext:value-type="float">
            <text:p>7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2.179" calcext:value-type="float">
            <text:p>2,179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920" calcext:value-type="float">
            <text:p>920</text:p>
          </table:table-cell>
          <table:table-cell table:style-name="ce7" office:value-type="float" office:value="2.227" calcext:value-type="float">
            <text:p>2,22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5.707" calcext:value-type="float">
            <text:p>5,707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2.757" calcext:value-type="float">
            <text:p>2,757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6.414" calcext:value-type="float">
            <text:p>6,414</text:p>
          </table:table-cell>
          <table:table-cell table:style-name="ce5" office:value-type="float" office:value="750" calcext:value-type="float">
            <text:p>750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2.111" calcext:value-type="float">
            <text:p>2,111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985" calcext:value-type="float">
            <text:p>985</text:p>
          </table:table-cell>
          <table:table-cell table:style-name="ce7" office:value-type="float" office:value="2.164" calcext:value-type="float">
            <text:p>2,16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6.46" calcext:value-type="float">
            <text:p>6,46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3.146" calcext:value-type="float">
            <text:p>3,146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6.973" calcext:value-type="float">
            <text:p>6,973</text:p>
          </table:table-cell>
          <table:table-cell table:style-name="ce5" office:value-type="float" office:value="800" calcext:value-type="float">
            <text:p>800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2.069" calcext:value-type="float">
            <text:p>2,069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1040" calcext:value-type="float">
            <text:p>1040</text:p>
          </table:table-cell>
          <table:table-cell table:style-name="ce7" office:value-type="float" office:value="2.114" calcext:value-type="float">
            <text:p>2,11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3.89" calcext:value-type="float">
            <text:p>3,89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7.149" calcext:value-type="float">
            <text:p>7,149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2.042" calcext:value-type="float">
            <text:p>2,042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2.091" calcext:value-type="float">
            <text:p>2,09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7.277" calcext:value-type="float">
            <text:p>7,277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4.925" calcext:value-type="float">
            <text:p>4,92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7.108" calcext:value-type="float">
            <text:p>7,108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2.011" calcext:value-type="float">
            <text:p>2,011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office:value-type="float" office:value="2.047" calcext:value-type="float">
            <text:p>2,04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7.264" calcext:value-type="float">
            <text:p>7,264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6.388" calcext:value-type="float">
            <text:p>6,388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7.069" calcext:value-type="float">
            <text:p>7,069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.979" calcext:value-type="float">
            <text:p>1,979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2.033" calcext:value-type="float">
            <text:p>2,03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7.036" calcext:value-type="float">
            <text:p>7,036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7.814" calcext:value-type="float">
            <text:p>7,81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6.523" calcext:value-type="float">
            <text:p>6,52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1.937" calcext:value-type="float">
            <text:p>1,937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ambda voul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mbda voulue</text:p>
          </table:table-cell>
          <table:table-cell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mbda voulue</text:p>
          </table:table-cell>
          <table:table-cell table:number-columns-repeated="1010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style-name="ce3" table:formula="of:=2*PI()*[.A34]/[.A31]" office:value-type="float" office:value="311.742655625449" calcext:value-type="float">
            <text:p>311,742655625449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D34]/[.D31]" office:value-type="float" office:value="310.29268978533" calcext:value-type="float">
            <text:p>310,29268978533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G34]/[.G31]" office:value-type="float" office:value="313.192621465567" calcext:value-type="float">
            <text:p>313,192621465567</text:p>
          </table:table-cell>
          <table:table-cell/>
          <table:table-cell office:value-type="float" office:value="0.65" calcext:value-type="float">
            <text:p>0,65</text:p>
          </table:table-cell>
          <table:table-cell table:style-name="ce3" table:formula="of:=2*PI()*[.J34]/[.J31]" office:value-type="float" office:value="314.352594137662" calcext:value-type="float">
            <text:p>314,352594137662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table:formula="of:=2*PI()*[.M34]/[.M31]" office:value-type="float" office:value="314.25592974832" calcext:value-type="float">
            <text:p>314,25592974832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4"/>
          <table:table-cell office:value-type="float" office:value="2.3" calcext:value-type="float">
            <text:p>2,3</text:p>
          </table:table-cell>
          <table:table-cell office:value-type="float" office:value="10.68" calcext:value-type="float">
            <text:p>10,68</text:p>
          </table:table-cell>
          <table:table-cell table:formula="of:=[.T32]/1000" office:value-type="float" office:value="0.01068" calcext:value-type="float">
            <text:p>0,010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lambda mesurée</text:p>
          </table:table-cell>
          <table:table-cell/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lambda mesurée</text:p>
          </table:table-cell>
          <table:table-cell table:number-columns-repeated="4"/>
          <table:table-cell office:value-type="float" office:value="3.656" calcext:value-type="float">
            <text:p>3,656</text:p>
          </table:table-cell>
          <table:table-cell office:value-type="float" office:value="9.6" calcext:value-type="float">
            <text:p>9,6</text:p>
          </table:table-cell>
          <table:table-cell table:formula="of:=[.T33]/1000" office:value-type="float" office:value="0.0096" calcext:value-type="float">
            <text:p>0,0096</text:p>
          </table:table-cell>
          <table:table-cell table:number-columns-repeated="1003"/>
        </table:table-row>
        <table:table-row table:style-name="ro1">
          <table:table-cell office:value-type="float" office:value="32.25" calcext:value-type="float">
            <text:p>32,25</text:p>
          </table:table-cell>
          <table:table-cell table:style-name="ce3" table:formula="of:=6237/20" office:value-type="float" office:value="311.85" calcext:value-type="float">
            <text:p>311,85</text:p>
          </table:table-cell>
          <table:table-cell/>
          <table:table-cell office:value-type="float" office:value="32.1" calcext:value-type="float">
            <text:p>32,1</text:p>
          </table:table-cell>
          <table:table-cell table:style-name="ce3" table:formula="of:=3715/12" office:value-type="float" office:value="309.583333333333" calcext:value-type="float">
            <text:p>309,583333333333</text:p>
          </table:table-cell>
          <table:table-cell/>
          <table:table-cell office:value-type="float" office:value="32.4" calcext:value-type="float">
            <text:p>32,4</text:p>
          </table:table-cell>
          <table:table-cell table:style-name="ce3" table:formula="of:=1876/6" office:value-type="float" office:value="312.666666666667" calcext:value-type="float">
            <text:p>312,666666666667</text:p>
          </table:table-cell>
          <table:table-cell/>
          <table:table-cell office:value-type="float" office:value="32.52" calcext:value-type="float">
            <text:p>32,52</text:p>
          </table:table-cell>
          <table:table-cell table:style-name="ce3" table:formula="of:=4714/15" office:value-type="float" office:value="314.266666666667" calcext:value-type="float">
            <text:p>314,266666666667</text:p>
          </table:table-cell>
          <table:table-cell/>
          <table:table-cell table:style-name="ce3" office:value-type="float" office:value="32.51" calcext:value-type="float">
            <text:p>32,51</text:p>
          </table:table-cell>
          <table:table-cell table:style-name="ce3" office:value-type="float" office:value="314.43" calcext:value-type="float">
            <text:p>314,43</text:p>
          </table:table-cell>
          <table:table-cell table:number-columns-repeated="4"/>
          <table:table-cell office:value-type="float" office:value="4.985" calcext:value-type="float">
            <text:p>4,985</text:p>
          </table:table-cell>
          <table:table-cell office:value-type="float" office:value="8.9" calcext:value-type="float">
            <text:p>8,9</text:p>
          </table:table-cell>
          <table:table-cell table:formula="of:=[.T34]/1000" office:value-type="float" office:value="0.0089" calcext:value-type="float">
            <text:p>0,0089</text:p>
          </table:table-cell>
          <table:table-cell table:number-columns-repeated="1003"/>
        </table:table-row>
        <table:table-row table:style-name="ro1">
          <table:table-cell/>
          <table:table-cell table:style-name="ce3" table:formula="of:=7787/25" office:value-type="float" office:value="311.48" calcext:value-type="float">
            <text:p>311,48</text:p>
          </table:table-cell>
          <table:table-cell table:number-columns-repeated="2"/>
          <table:table-cell table:style-name="ce3" table:formula="of:=4031/13" office:value-type="float" office:value="310.076923076923" calcext:value-type="float">
            <text:p>310,076923076923</text:p>
          </table:table-cell>
          <table:table-cell table:number-columns-repeated="2"/>
          <table:table-cell table:style-name="ce3" office:value-type="float" office:value="313" calcext:value-type="float">
            <text:p>313</text:p>
          </table:table-cell>
          <table:table-cell table:number-columns-repeated="2"/>
          <table:table-cell table:style-name="ce3" table:formula="of:=6289/20" office:value-type="float" office:value="314.45" calcext:value-type="float">
            <text:p>314,45</text:p>
          </table:table-cell>
          <table:table-cell/>
          <table:table-cell table:style-name="ce3"/>
          <table:table-cell table:style-name="ce3" table:formula="of:=6293/20" office:value-type="float" office:value="314.65" calcext:value-type="float">
            <text:p>314,65</text:p>
          </table:table-cell>
          <table:table-cell table:number-columns-repeated="4"/>
          <table:table-cell office:value-type="float" office:value="6.2" calcext:value-type="float">
            <text:p>6,2</text:p>
          </table:table-cell>
          <table:table-cell office:value-type="float" office:value="8.41" calcext:value-type="float">
            <text:p>8,41</text:p>
          </table:table-cell>
          <table:table-cell table:formula="of:=[.T35]/1000" office:value-type="float" office:value="0.00841" calcext:value-type="float">
            <text:p>0,00841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4"/>
          <table:table-cell office:value-type="float" office:value="7.7" calcext:value-type="float">
            <text:p>7,7</text:p>
          </table:table-cell>
          <table:table-cell office:value-type="float" office:value="7.97" calcext:value-type="float">
            <text:p>7,97</text:p>
          </table:table-cell>
          <table:table-cell table:formula="of:=[.T36]/1000" office:value-type="float" office:value="0.00797" calcext:value-type="float">
            <text:p>0,007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k réel</text:p>
          </table:table-cell>
          <table:table-cell table:number-columns-repeated="4"/>
          <table:table-cell office:value-type="float" office:value="9.1" calcext:value-type="float">
            <text:p>9,1</text:p>
          </table:table-cell>
          <table:table-cell office:value-type="float" office:value="7.66" calcext:value-type="float">
            <text:p>7,66</text:p>
          </table:table-cell>
          <table:table-cell table:formula="of:=[.T37]/1000" office:value-type="float" office:value="0.00766" calcext:value-type="float">
            <text:p>0,00766</text:p>
          </table:table-cell>
          <table:table-cell table:number-columns-repeated="1003"/>
        </table:table-row>
        <table:table-row table:style-name="ro1">
          <table:table-cell table:formula="of:=AVERAGE([.B34:.B35])" office:value-type="float" office:value="311.665" calcext:value-type="float">
            <text:p>311,665</text:p>
          </table:table-cell>
          <table:table-cell table:style-name="ce3" table:formula="of:=2*PI()*[.A34]/[.A38]" office:value-type="float" office:value="0.650161956448564" calcext:value-type="float">
            <text:p>0,650161956448564</text:p>
          </table:table-cell>
          <table:table-cell/>
          <table:table-cell table:formula="of:=AVERAGE([.E34:.E35])" office:value-type="float" office:value="309.830128205128" calcext:value-type="float">
            <text:p>309,830128205128</text:p>
          </table:table-cell>
          <table:table-cell table:style-name="ce3" table:formula="of:=2*PI()*[.D34]/[.D38]" office:value-type="float" office:value="0.650970418948193" calcext:value-type="float">
            <text:p>0,650970418948193</text:p>
          </table:table-cell>
          <table:table-cell/>
          <table:table-cell table:formula="of:=AVERAGE([.H34:.H35])" office:value-type="float" office:value="312.833333333333" calcext:value-type="float">
            <text:p>312,833333333333</text:p>
          </table:table-cell>
          <table:table-cell table:style-name="ce3" table:formula="of:=2*PI()*[.G34]/[.G38]" office:value-type="float" office:value="0.650746523023821" calcext:value-type="float">
            <text:p>0,650746523023821</text:p>
          </table:table-cell>
          <table:table-cell/>
          <table:table-cell table:formula="of:=AVERAGE([.K34:.K35])" office:value-type="float" office:value="314.358333333333" calcext:value-type="float">
            <text:p>314,358333333333</text:p>
          </table:table-cell>
          <table:table-cell table:style-name="ce3" table:formula="of:=2*PI()*[.J34]/[.J38]" office:value-type="float" office:value="0.649988133041848" calcext:value-type="float">
            <text:p>0,649988133041848</text:p>
          </table:table-cell>
          <table:table-cell/>
          <table:table-cell table:formula="of:=AVERAGE([.N34:.N36])" office:value-type="float" office:value="314.54" calcext:value-type="float">
            <text:p>314,54</text:p>
          </table:table-cell>
          <table:table-cell table:style-name="ce3" table:formula="of:=2*PI()*[.M34]/[.M38]" office:value-type="float" office:value="0.649412966034235" calcext:value-type="float">
            <text:p>0,649412966034235</text:p>
          </table:table-cell>
          <table:table-cell table:number-columns-repeated="4"/>
          <table:table-cell office:value-type="float" office:value="10.45" calcext:value-type="float">
            <text:p>10,45</text:p>
          </table:table-cell>
          <table:table-cell office:value-type="float" office:value="7.4" calcext:value-type="float">
            <text:p>7,4</text:p>
          </table:table-cell>
          <table:table-cell table:formula="of:=[.T38]/1000" office:value-type="float" office:value="0.0074" calcext:value-type="float">
            <text:p>0,0074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3" table:number-columns-repeated="2"/>
          <table:table-cell table:number-columns-repeated="4"/>
          <table:table-cell office:value-type="float" office:value="11.75" calcext:value-type="float">
            <text:p>11,75</text:p>
          </table:table-cell>
          <table:table-cell office:value-type="float" office:value="7.219" calcext:value-type="float">
            <text:p>7,219</text:p>
          </table:table-cell>
          <table:table-cell table:formula="of:=[.T39]/1000" office:value-type="float" office:value="0.007219" calcext:value-type="float">
            <text:p>0,007219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13.2" calcext:value-type="float">
            <text:p>13,2</text:p>
          </table:table-cell>
          <table:table-cell office:value-type="float" office:value="6.824" calcext:value-type="float">
            <text:p>6,824</text:p>
          </table:table-cell>
          <table:table-cell table:formula="of:=[.T40]/1000" office:value-type="float" office:value="0.006824" calcext:value-type="float">
            <text:p>0,006824</text:p>
          </table:table-cell>
          <table:table-cell table:number-columns-repeated="1003"/>
        </table:table-row>
        <table:table-row table:style-name="ro1">
          <table:table-cell/>
          <table:table-cell>
            <draw:frame table:end-cell-address="'5127'.K65" table:end-x="15.21mm" table:end-y="3.97mm" draw:z-index="0" draw:name="Chart 4" draw:style-name="gr2" draw:text-style-name="P2" svg:width="314.5mm" svg:height="130.87mm" svg:x="1.83mm" svg:y="0.12mm">
              <draw:object draw:notify-on-update-of-ranges="'5127'.B4:'5127'.B16 '5127'.C4:'5127'.C16 '5127'.E4:'5127'.E16 '5127'.F4:'5127'.F16 '5127'.K4:'5127'.K16 '5127'.L4:'5127'.L16 '5127'.H4:'5127'.H16 '5127'.I4:'5127'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office:value-type="float" office:value="16.5" calcext:value-type="float">
            <text:p>16,5</text:p>
          </table:table-cell>
          <table:table-cell office:value-type="float" office:value="6.38" calcext:value-type="float">
            <text:p>6,38</text:p>
          </table:table-cell>
          <table:table-cell table:formula="of:=[.T41]/1000" office:value-type="float" office:value="0.00638" calcext:value-type="float">
            <text:p>0,00638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19.85" calcext:value-type="float">
            <text:p>19,85</text:p>
          </table:table-cell>
          <table:table-cell office:value-type="float" office:value="6.014" calcext:value-type="float">
            <text:p>6,014</text:p>
          </table:table-cell>
          <table:table-cell table:formula="of:=[.T42]/1000" office:value-type="float" office:value="0.006014" calcext:value-type="float">
            <text:p>0,006014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23.35" calcext:value-type="float">
            <text:p>23,35</text:p>
          </table:table-cell>
          <table:table-cell office:value-type="float" office:value="5.69" calcext:value-type="float">
            <text:p>5,69</text:p>
          </table:table-cell>
          <table:table-cell table:formula="of:=[.T43]/1000" office:value-type="float" office:value="0.00569" calcext:value-type="float">
            <text:p>0,00569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style-name="ce9" table:formula="of:=([.S47]*0.00001*19.48/0.002131)*SQRT(843*[.S47]*0.00001/0.024)" office:value-type="float" office:value="8.46078513546466" calcext:value-type="float">
            <text:p>8,46078513546466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33" calcext:value-type="float">
            <text:p>33</text:p>
          </table:table-cell>
          <table:table-cell table:style-name="ce9" table:formula="of:=([.S48]*0.00001*19.48/0.002131)*SQRT(843*[.S48]*0.00001/0.024)" office:value-type="float" office:value="10.2703342754743" calcext:value-type="float">
            <text:p>10,2703342754743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 table:formula="of:=1/(2*0.002131)[.R31]" office:value-type="string" office:string-value="" calcext:value-type="error">
            <text:p>Err :50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formula="of:=EXP(-0.002131)" office:value-type="float" office:value="0.99787126896849" calcext:value-type="float">
            <text:p>0,99787126896849</text:p>
          </table:table-cell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1:54:40.22477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127" style:display-name="PageStyle_51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651" style:display-name="PageStyle_96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175" style:display-name="PageStyle_917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Rosello</meta:initial-creator>
    <meta:creation-date>2016-01-29T07:46:26</meta:creation-date>
    <dc:date>2017-02-07T11:04:00.092363974</dc:date>
    <meta:generator>LibreOffice/6.0.7.3$Linux_X86_64 LibreOffice_project/00m0$Build-3</meta:generator>
    <meta:editing-duration>PT20H36M39S</meta:editing-duration>
    <meta:editing-cycles>1</meta:editing-cycles>
    <meta:document-statistic meta:table-count="4" meta:cell-count="1576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true" chart:minimum="10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9" style:family="chart">
      <style:text-properties fo:color="#000000" style:text-position="0% 100%" fo:font-family="Calibri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1.451cm" svg:height="13.088cm" xlink:href=".." xlink:type="simple" chart:class="chart:scatter" chart:style-name="ch1">
        <chart:legend chart:legend-position="end" svg:x="27.435cm" svg:y="5.381cm" style:legend-expansion="high" chart:style-name="ch2"/>
        <chart:plot-area chart:style-name="ch3" table:cell-range-address="'5127'.B4:'5127'.C16 '5127'.F4:'5127'.F16 '5127'.L4:'5127'.L16 '5127'.I4:'5127'.I19" chart:data-source-has-labels="row" svg:x="0.629cm" svg:y="0.261cm" svg:width="26.177cm" svg:height="12.566cm">
          <chartooo:coordinate-region svg:x="1.25cm" svg:y="0.434cm" svg:width="25.184cm" svg:height="11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127'.C4:'5127'.C16" loext:label-string="&quot;GS&quot;" chart:class="chart:scatter">
            <chart:domain table:cell-range-address="'5127'.B4:'5127'.B16"/>
            <chart:regression-curve chart:style-name="ch8">
              <chart:equation chart:display-equation="true" chart:display-r-square="true" chart:style-name="ch9"/>
            </chart:regression-curve>
            <chart:data-point chart:repeated="13"/>
          </chart:series>
          <chart:series chart:style-name="ch7" chart:values-cell-range-address="'5127'.F4:'5127'.F16" loext:label-string="&quot;GL&quot;" chart:class="chart:scatter">
            <chart:domain table:cell-range-address="'5127'.E4:'5127'.E16"/>
            <chart:data-point chart:repeated="13"/>
          </chart:series>
          <chart:series chart:style-name="ch7" chart:values-cell-range-address="'5127'.L4:'5127'.L16" loext:label-string="&quot;CAVL&quot;" chart:class="chart:scatter">
            <chart:domain table:cell-range-address="'5127'.K4:'5127'.K16"/>
            <chart:data-point chart:repeated="13"/>
          </chart:series>
          <chart:series chart:style-name="ch7" chart:values-cell-range-address="'5127'.I4:'5127'.I19" loext:label-string="&quot;CAVS&quot;" chart:class="chart:scatter">
            <chart:domain table:cell-range-address="'5127'.H4:'5127'.H16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GS</text:p>
              </table:table-cell>
              <table:table-cell office:value-type="string">
                <text:p>Colonne E</text:p>
              </table:table-cell>
              <table:table-cell office:value-type="string">
                <text:p>GL</text:p>
              </table:table-cell>
              <table:table-cell office:value-type="string">
                <text:p>Colonne K</text:p>
              </table:table-cell>
              <table:table-cell office:value-type="string">
                <text:p>CAVL</text:p>
              </table:table-cell>
              <table:table-cell office:value-type="string">
                <text:p>Colonne H</text:p>
              </table:table-cell>
              <table:table-cell office:value-type="string">
                <text:p>CAV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>46</text:p>
                <draw:g>
                  <svg:desc>'5127'.B4:'5127'.B16</svg:desc>
                </draw:g>
              </table:table-cell>
              <table:table-cell office:value-type="float" office:value="9.93">
                <text:p>9.93</text:p>
                <draw:g>
                  <svg:desc>'5127'.C4:'5127'.C16</svg:desc>
                </draw:g>
              </table:table-cell>
              <table:table-cell office:value-type="float" office:value="46">
                <text:p>46</text:p>
                <draw:g>
                  <svg:desc>'5127'.E4:'5127'.E16</svg:desc>
                </draw:g>
              </table:table-cell>
              <table:table-cell office:value-type="float" office:value="9.653">
                <text:p>9.653</text:p>
                <draw:g>
                  <svg:desc>'5127'.F4:'5127'.F16</svg:desc>
                </draw:g>
              </table:table-cell>
              <table:table-cell office:value-type="float" office:value="46">
                <text:p>46</text:p>
                <draw:g>
                  <svg:desc>'5127'.K4:'5127'.K16</svg:desc>
                </draw:g>
              </table:table-cell>
              <table:table-cell office:value-type="float" office:value="9.839">
                <text:p>9.839</text:p>
                <draw:g>
                  <svg:desc>'5127'.L4:'5127'.L16</svg:desc>
                </draw:g>
              </table:table-cell>
              <table:table-cell office:value-type="float" office:value="46">
                <text:p>46</text:p>
                <draw:g>
                  <svg:desc>'5127'.H4:'5127'.H16</svg:desc>
                </draw:g>
              </table:table-cell>
              <table:table-cell office:value-type="float" office:value="9.88">
                <text:p>9.88</text:p>
                <draw:g>
                  <svg:desc>'5127'.I4:'5127'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12">
                <text:p>73.12</text:p>
              </table:table-cell>
              <table:table-cell office:value-type="float" office:value="8.85">
                <text:p>8.85</text:p>
              </table:table-cell>
              <table:table-cell office:value-type="float" office:value="73.12">
                <text:p>73.12</text:p>
              </table:table-cell>
              <table:table-cell office:value-type="float" office:value="8.584">
                <text:p>8.584</text:p>
              </table:table-cell>
              <table:table-cell office:value-type="float" office:value="73.12">
                <text:p>73.12</text:p>
              </table:table-cell>
              <table:table-cell office:value-type="float" office:value="8.76">
                <text:p>8.76</text:p>
              </table:table-cell>
              <table:table-cell office:value-type="float" office:value="73.12">
                <text:p>73.12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7">
                <text:p>99.7</text:p>
              </table:table-cell>
              <table:table-cell office:value-type="float" office:value="8.15">
                <text:p>8.15</text:p>
              </table:table-cell>
              <table:table-cell office:value-type="float" office:value="99.7">
                <text:p>99.7</text:p>
              </table:table-cell>
              <table:table-cell office:value-type="float" office:value="7.87">
                <text:p>7.87</text:p>
              </table:table-cell>
              <table:table-cell office:value-type="float" office:value="99.7">
                <text:p>99.7</text:p>
              </table:table-cell>
              <table:table-cell office:value-type="float" office:value="7.947">
                <text:p>7.947</text:p>
              </table:table-cell>
              <table:table-cell office:value-type="float" office:value="99.7">
                <text:p>99.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">
                <text:p>124</text:p>
              </table:table-cell>
              <table:table-cell office:value-type="float" office:value="7.66">
                <text:p>7.66</text:p>
              </table:table-cell>
              <table:table-cell office:value-type="float" office:value="124">
                <text:p>124</text:p>
              </table:table-cell>
              <table:table-cell office:value-type="float" office:value="7.403">
                <text:p>7.403</text:p>
              </table:table-cell>
              <table:table-cell office:value-type="float" office:value="124">
                <text:p>124</text:p>
              </table:table-cell>
              <table:table-cell office:value-type="float" office:value="7.466">
                <text:p>7.466</text:p>
              </table:table-cell>
              <table:table-cell office:value-type="float" office:value="124">
                <text:p>12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7.22">
                <text:p>7.22</text:p>
              </table:table-cell>
              <table:table-cell office:value-type="float" office:value="154">
                <text:p>154</text:p>
              </table:table-cell>
              <table:table-cell office:value-type="float" office:value="6.959">
                <text:p>6.959</text:p>
              </table:table-cell>
              <table:table-cell office:value-type="float" office:value="154">
                <text:p>154</text:p>
              </table:table-cell>
              <table:table-cell office:value-type="float" office:value="6.978">
                <text:p>6.978</text:p>
              </table:table-cell>
              <table:table-cell office:value-type="float" office:value="154">
                <text:p>154</text:p>
              </table:table-cell>
              <table:table-cell office:value-type="float" office:value="7.166">
                <text:p>7.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6.91">
                <text:p>6.91</text:p>
              </table:table-cell>
              <table:table-cell office:value-type="float" office:value="182">
                <text:p>182</text:p>
              </table:table-cell>
              <table:table-cell office:value-type="float" office:value="6.642">
                <text:p>6.642</text:p>
              </table:table-cell>
              <table:table-cell office:value-type="float" office:value="182">
                <text:p>182</text:p>
              </table:table-cell>
              <table:table-cell office:value-type="float" office:value="6.627">
                <text:p>6.627</text:p>
              </table:table-cell>
              <table:table-cell office:value-type="float" office:value="182">
                <text:p>18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">
                <text:p>209</text:p>
              </table:table-cell>
              <table:table-cell office:value-type="float" office:value="6.65">
                <text:p>6.65</text:p>
              </table:table-cell>
              <table:table-cell office:value-type="float" office:value="209">
                <text:p>209</text:p>
              </table:table-cell>
              <table:table-cell office:value-type="float" office:value="6.383">
                <text:p>6.383</text:p>
              </table:table-cell>
              <table:table-cell office:value-type="float" office:value="209">
                <text:p>209</text:p>
              </table:table-cell>
              <table:table-cell office:value-type="float" office:value="6.347">
                <text:p>6.347</text:p>
              </table:table-cell>
              <table:table-cell office:value-type="float" office:value="209">
                <text:p>209</text:p>
              </table:table-cell>
              <table:table-cell office:value-type="float" office:value="6.575">
                <text:p>6.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6.469">
                <text:p>6.469</text:p>
              </table:table-cell>
              <table:table-cell office:value-type="float" office:value="235">
                <text:p>235</text:p>
              </table:table-cell>
              <table:table-cell office:value-type="float" office:value="5.973">
                <text:p>5.973</text:p>
              </table:table-cell>
              <table:table-cell office:value-type="float" office:value="235">
                <text:p>235</text:p>
              </table:table-cell>
              <table:table-cell office:value-type="float" office:value="5.891">
                <text:p>5.891</text:p>
              </table:table-cell>
              <table:table-cell office:value-type="float" office:value="235">
                <text:p>235</text:p>
              </table:table-cell>
              <table:table-cell office:value-type="float" office:value="6.389">
                <text:p>6.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">
                <text:p>264</text:p>
              </table:table-cell>
              <table:table-cell office:value-type="float" office:value="6.074">
                <text:p>6.074</text:p>
              </table:table-cell>
              <table:table-cell office:value-type="float" office:value="264">
                <text:p>264</text:p>
              </table:table-cell>
              <table:table-cell office:value-type="float" office:value="5.695">
                <text:p>5.695</text:p>
              </table:table-cell>
              <table:table-cell office:value-type="float" office:value="264">
                <text:p>264</text:p>
              </table:table-cell>
              <table:table-cell office:value-type="float" office:value="5.576">
                <text:p>5.576</text:p>
              </table:table-cell>
              <table:table-cell office:value-type="float" office:value="264">
                <text:p>264</text:p>
              </table:table-cell>
              <table:table-cell office:value-type="float" office:value="6.008">
                <text:p>6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5.63">
                <text:p>5.63</text:p>
              </table:table-cell>
              <table:table-cell office:value-type="float" office:value="330">
                <text:p>330</text:p>
              </table:table-cell>
              <table:table-cell office:value-type="float" office:value="5.125">
                <text:p>5.125</text:p>
              </table:table-cell>
              <table:table-cell office:value-type="float" office:value="330">
                <text:p>330</text:p>
              </table:table-cell>
              <table:table-cell office:value-type="float" office:value="4.947">
                <text:p>4.947</text:p>
              </table:table-cell>
              <table:table-cell office:value-type="float" office:value="330">
                <text:p>330</text:p>
              </table:table-cell>
              <table:table-cell office:value-type="float" office:value="5.535">
                <text:p>5.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">
                <text:p>397</text:p>
              </table:table-cell>
              <table:table-cell office:value-type="float" office:value="5.264">
                <text:p>5.264</text:p>
              </table:table-cell>
              <table:table-cell office:value-type="float" office:value="397">
                <text:p>397</text:p>
              </table:table-cell>
              <table:table-cell office:value-type="float" office:value="4.606">
                <text:p>4.606</text:p>
              </table:table-cell>
              <table:table-cell office:value-type="float" office:value="397">
                <text:p>397</text:p>
              </table:table-cell>
              <table:table-cell office:value-type="float" office:value="4.347">
                <text:p>4.347</text:p>
              </table:table-cell>
              <table:table-cell office:value-type="float" office:value="397">
                <text:p>397</text:p>
              </table:table-cell>
              <table:table-cell office:value-type="float" office:value="5.187">
                <text:p>5.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7">
                <text:p>467</text:p>
              </table:table-cell>
              <table:table-cell office:value-type="float" office:value="4.94">
                <text:p>4.94</text:p>
              </table:table-cell>
              <table:table-cell office:value-type="float" office:value="467">
                <text:p>467</text:p>
              </table:table-cell>
              <table:table-cell office:value-type="float" office:value="4.127">
                <text:p>4.127</text:p>
              </table:table-cell>
              <table:table-cell office:value-type="float" office:value="467">
                <text:p>467</text:p>
              </table:table-cell>
              <table:table-cell office:value-type="float" office:value="3.847">
                <text:p>3.847</text:p>
              </table:table-cell>
              <table:table-cell office:value-type="float" office:value="467">
                <text:p>467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5">
                <text:p>545</text:p>
              </table:table-cell>
              <table:table-cell office:value-type="float" office:value="4.677">
                <text:p>4.677</text:p>
              </table:table-cell>
              <table:table-cell office:value-type="float" office:value="545">
                <text:p>545</text:p>
              </table:table-cell>
              <table:table-cell office:value-type="float" office:value="3.667">
                <text:p>3.667</text:p>
              </table:table-cell>
              <table:table-cell office:value-type="float" office:value="545">
                <text:p>545</text:p>
              </table:table-cell>
              <table:table-cell office:value-type="float" office:value="3.345">
                <text:p>3.345</text:p>
              </table:table-cell>
              <table:table-cell office:value-type="float" office:value="545">
                <text:p>545</text:p>
              </table:table-cell>
              <table:table-cell office:value-type="float" office:value="4.617">
                <text:p>4.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2">
                <text:p>4.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8">
                <text:p>4.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65">
                <text:p>4.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true" chart:minimum="10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9" style:family="chart">
      <style:text-properties fo:color="#000000" style:text-position="0% 100%" fo:font-family="Calibri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1.3cm" svg:height="13.97cm" xlink:href=".." xlink:type="simple" chart:class="chart:scatter" chart:style-name="ch1">
        <chart:legend chart:legend-position="end" svg:x="26.252cm" svg:y="6.49cm" style:legend-expansion="high" chart:style-name="ch2"/>
        <chart:plot-area chart:style-name="ch3" table:cell-range-address="'5127'.R4:'5127'.R16 '5127'.T4:'5127'.T16" svg:x="0.626cm" svg:y="0.279cm" svg:width="25cm" svg:height="13.412cm">
          <chartooo:coordinate-region svg:x="1.697cm" svg:y="0.453cm" svg:width="23.557cm" svg:height="12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127'.T4:'5127'.T16" chart:class="chart:scatter">
            <chart:domain table:cell-range-address="'5127'.R4:'5127'.R16"/>
            <chart:regression-curve chart:style-name="ch8">
              <chart:equation chart:display-equation="true" chart:display-r-square="true" chart:style-name="ch9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olonne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>46</text:p>
                <draw:g>
                  <svg:desc>'5127'.R4:'5127'.R16</svg:desc>
                </draw:g>
              </table:table-cell>
              <table:table-cell office:value-type="float" office:value="0.01068">
                <text:p>0.01068</text:p>
                <draw:g>
                  <svg:desc>'5127'.T4:'5127'.T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12">
                <text:p>73.12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7">
                <text:p>99.7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">
                <text:p>124</text:p>
              </table:table-cell>
              <table:table-cell office:value-type="float" office:value="0.00841">
                <text:p>0.00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0.00797">
                <text:p>0.00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">
                <text:p>209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0.007219">
                <text:p>0.007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">
                <text:p>264</text:p>
              </table:table-cell>
              <table:table-cell office:value-type="float" office:value="0.006824">
                <text:p>0.006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">
                <text:p>397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7">
                <text:p>467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5">
                <text:p>545</text:p>
              </table:table-cell>
              <table:table-cell office:value-type="float" office:value="0.005427">
                <text:p>0.005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33cm" svg:height="8.997cm" xlink:href=".." xlink:type="simple" chart:class="chart:scatter" chart:style-name="ch1">
        <chart:legend chart:legend-position="end" svg:x="15.241cm" svg:y="3.95cm" style:legend-expansion="high" chart:style-name="ch2"/>
        <chart:plot-area chart:style-name="ch3" table:cell-range-address="'5127'.S32:'5127'.S44 '5127'.U32:'5127'.U44" svg:x="0.114cm" svg:y="0.176cm" svg:width="13.718cm" svg:height="8.639cm">
          <chartooo:coordinate-region svg:x="1.212cm" svg:y="0.376cm" svg:width="12.3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127'.U32:'5127'.U44" chart:class="chart:scatter">
            <chart:domain table:cell-range-address="'5127'.S32:'5127'.S44"/>
            <chart:regression-curve chart:style-name="ch8">
              <chart:equation chart:display-equation="true" chart:display-r-square="true" svg:x="2.035cm" svg:y="6.408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Colonne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">
                <text:p>2.3</text:p>
                <draw:g>
                  <svg:desc>'5127'.S32:'5127'.S44</svg:desc>
                </draw:g>
              </table:table-cell>
              <table:table-cell office:value-type="float" office:value="0.01068">
                <text:p>0.01068</text:p>
                <draw:g>
                  <svg:desc>'5127'.U32:'5127'.U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56">
                <text:p>3.65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85">
                <text:p>4.985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">
                <text:p>6.2</text:p>
              </table:table-cell>
              <table:table-cell office:value-type="float" office:value="0.00841">
                <text:p>0.00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">
                <text:p>7.7</text:p>
              </table:table-cell>
              <table:table-cell office:value-type="float" office:value="0.00797">
                <text:p>0.00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">
                <text:p>9.1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45">
                <text:p>10.4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5">
                <text:p>11.75</text:p>
              </table:table-cell>
              <table:table-cell office:value-type="float" office:value="0.007219">
                <text:p>0.007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2">
                <text:p>13.2</text:p>
              </table:table-cell>
              <table:table-cell office:value-type="float" office:value="0.006824">
                <text:p>0.006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5">
                <text:p>16.5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85">
                <text:p>19.85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35">
                <text:p>23.35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scatter" chart:style-name="ch1">
        <chart:legend chart:legend-position="end" svg:x="10.611cm" svg:y="3.95cm" style:legend-expansion="high" chart:style-name="ch2"/>
        <chart:plot-area chart:style-name="ch3" table:cell-range-address="'9651'.I52:'9651'.I60 '9651'.K52:'9651'.K60" svg:x="0.32cm" svg:y="0.179cm" svg:width="9.971cm" svg:height="8.639cm">
          <chartooo:coordinate-region svg:x="1.418cm" svg:y="0.379cm" svg:width="8.593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9651'.K52:'9651'.K60" chart:class="chart:scatter">
            <chart:domain table:cell-range-address="'9651'.I52:'9651'.I60"/>
            <chart:regression-curve chart:style-name="ch8">
              <chart:equation chart:display-equation="true" chart:display-r-square="true" svg:x="2.698cm" svg:y="5.949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">
                <text:p>2.3</text:p>
                <draw:g>
                  <svg:desc>'9651'.I52:'9651'.I60</svg:desc>
                </draw:g>
              </table:table-cell>
              <table:table-cell office:value-type="float" office:value="0.01058">
                <text:p>0.01058</text:p>
                <draw:g>
                  <svg:desc>'9651'.K52:'9651'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56">
                <text:p>3.656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85">
                <text:p>4.98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">
                <text:p>6.2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">
                <text:p>7.7</text:p>
              </table:table-cell>
              <table:table-cell office:value-type="float" office:value="0.00775">
                <text:p>0.0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">
                <text:p>9.1</text:p>
              </table:table-cell>
              <table:table-cell office:value-type="float" office:value="0.00741">
                <text:p>0.00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45">
                <text:p>10.45</text:p>
              </table:table-cell>
              <table:table-cell office:value-type="float" office:value="0.00696">
                <text:p>0.00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5">
                <text:p>11.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2">
                <text:p>13.2</text:p>
              </table:table-cell>
              <table:table-cell office:value-type="float" office:value="0.00637">
                <text:p>0.006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